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size="16pt" officeooo:rsid="000dc26b" officeooo:paragraph-rsid="000dc26b" style:font-size-asian="16pt" style:font-size-complex="16pt"/>
    </style:style>
    <style:style style:name="P2" style:family="paragraph" style:parent-style-name="Standard">
      <style:paragraph-properties fo:text-align="center" style:justify-single-word="false"/>
      <style:text-properties officeooo:rsid="000f1181" officeooo:paragraph-rsid="000f1181"/>
    </style:style>
    <style:style style:name="P3" style:family="paragraph" style:parent-style-name="Standard">
      <style:paragraph-properties fo:text-align="center" style:justify-single-word="false"/>
      <style:text-properties style:font-name="Liberation Mono" fo:font-size="15pt" officeooo:rsid="000f1181" officeooo:paragraph-rsid="000f1181" style:font-size-asian="15pt" style:font-size-complex="15pt"/>
    </style:style>
    <style:style style:name="P4" style:family="paragraph" style:parent-style-name="Text_20_body">
      <style:text-properties officeooo:paragraph-rsid="002bd6a8"/>
    </style:style>
    <style:style style:name="P5" style:family="paragraph" style:parent-style-name="Text_20_body">
      <style:text-properties officeooo:paragraph-rsid="004182fb"/>
    </style:style>
    <style:style style:name="P6" style:family="paragraph" style:parent-style-name="Text_20_body">
      <style:text-properties officeooo:paragraph-rsid="0044bba7"/>
    </style:style>
    <style:style style:name="P7" style:family="paragraph" style:parent-style-name="Text_20_body">
      <style:text-properties style:font-name="Liberation Mono"/>
    </style:style>
    <style:style style:name="P8" style:family="paragraph" style:parent-style-name="Standard">
      <style:paragraph-properties fo:text-align="center" style:justify-single-word="false"/>
      <style:text-properties fo:color="#000000" style:font-name="Droid Sans Fallback" fo:font-size="11pt" fo:font-weight="normal" officeooo:rsid="000dc26b" officeooo:paragraph-rsid="000dc26b" fo:background-color="#ffffff" style:font-size-asian="11pt" style:font-size-complex="11pt"/>
    </style:style>
    <style:style style:name="P9" style:family="paragraph" style:parent-style-name="Standard">
      <style:paragraph-properties fo:text-align="center" style:justify-single-word="false"/>
      <style:text-properties fo:color="#000000" style:font-name="Liberation Mono" fo:font-size="15pt" fo:font-weight="normal" officeooo:rsid="000f1181" officeooo:paragraph-rsid="000f1181" fo:background-color="#ffffff" style:font-size-asian="15pt" style:font-size-complex="15pt"/>
    </style:style>
    <style:style style:name="P10" style:family="paragraph" style:parent-style-name="Text_20_body" style:list-style-name="L1"/>
    <style:style style:name="P11" style:family="paragraph" style:parent-style-name="Text_20_body" style:list-style-name="L1">
      <style:text-properties officeooo:paragraph-rsid="001a3695"/>
    </style:style>
    <style:style style:name="P12" style:family="paragraph" style:parent-style-name="Text_20_body" style:list-style-name="L1">
      <style:text-properties officeooo:paragraph-rsid="001b6e45"/>
    </style:style>
    <style:style style:name="P13" style:family="paragraph" style:parent-style-name="Text_20_body" style:list-style-name="L1">
      <style:text-properties officeooo:paragraph-rsid="0034066e"/>
    </style:style>
    <style:style style:name="P14" style:family="paragraph" style:parent-style-name="Text_20_body" style:list-style-name="L1">
      <style:text-properties officeooo:paragraph-rsid="0034a23a"/>
    </style:style>
    <style:style style:name="P15" style:family="paragraph" style:parent-style-name="Text_20_body" style:list-style-name="L1">
      <style:text-properties officeooo:paragraph-rsid="0035d47f"/>
    </style:style>
    <style:style style:name="P16" style:family="paragraph" style:parent-style-name="Text_20_body" style:list-style-name="L1">
      <style:text-properties officeooo:paragraph-rsid="0036605f"/>
    </style:style>
    <style:style style:name="P17" style:family="paragraph" style:parent-style-name="Text_20_body" style:list-style-name="L1">
      <style:text-properties officeooo:paragraph-rsid="003c07b5"/>
    </style:style>
    <style:style style:name="P18" style:family="paragraph" style:parent-style-name="Text_20_body" style:list-style-name="L1">
      <style:text-properties officeooo:paragraph-rsid="003c731f"/>
    </style:style>
    <style:style style:name="P19" style:family="paragraph" style:parent-style-name="Text_20_body" style:list-style-name="L1">
      <style:text-properties officeooo:paragraph-rsid="003d822e"/>
    </style:style>
    <style:style style:name="P20" style:family="paragraph" style:parent-style-name="Text_20_body" style:list-style-name="L1">
      <style:text-properties officeooo:paragraph-rsid="003f7e81"/>
    </style:style>
    <style:style style:name="P21" style:family="paragraph" style:parent-style-name="Text_20_body" style:list-style-name="L1">
      <style:text-properties officeooo:paragraph-rsid="004060e0"/>
    </style:style>
    <style:style style:name="P22" style:family="paragraph" style:parent-style-name="Text_20_body" style:list-style-name="L1">
      <style:text-properties officeooo:paragraph-rsid="0040c76b"/>
    </style:style>
    <style:style style:name="P23" style:family="paragraph" style:parent-style-name="Text_20_body" style:list-style-name="L1">
      <style:text-properties officeooo:paragraph-rsid="004182fb"/>
    </style:style>
    <style:style style:name="P24" style:family="paragraph" style:parent-style-name="Text_20_body" style:list-style-name="L1">
      <style:text-properties officeooo:paragraph-rsid="00435916"/>
    </style:style>
    <style:style style:name="P25" style:family="paragraph" style:parent-style-name="Text_20_body" style:list-style-name="L1">
      <style:text-properties officeooo:paragraph-rsid="0043f436"/>
    </style:style>
    <style:style style:name="P26" style:family="paragraph" style:parent-style-name="Text_20_body" style:list-style-name="L1">
      <style:text-properties officeooo:paragraph-rsid="0044bba7"/>
    </style:style>
    <style:style style:name="P27" style:family="paragraph" style:parent-style-name="Text_20_body" style:list-style-name="L1">
      <style:text-properties officeooo:paragraph-rsid="001c4807"/>
    </style:style>
    <style:style style:name="P28" style:family="paragraph" style:parent-style-name="Text_20_body" style:list-style-name="L1">
      <style:text-properties officeooo:paragraph-rsid="002bd6a8"/>
    </style:style>
    <style:style style:name="P29" style:family="paragraph" style:parent-style-name="Text_20_body" style:list-style-name="L1">
      <style:text-properties officeooo:paragraph-rsid="00289394"/>
    </style:style>
    <style:style style:name="P30" style:family="paragraph" style:parent-style-name="Text_20_body" style:list-style-name="L1">
      <style:text-properties officeooo:paragraph-rsid="002991f2"/>
    </style:style>
    <style:style style:name="P31" style:family="paragraph" style:parent-style-name="Text_20_body" style:list-style-name="L1">
      <style:text-properties officeooo:paragraph-rsid="0029df6d"/>
    </style:style>
    <style:style style:name="P32" style:family="paragraph" style:parent-style-name="Text_20_body" style:list-style-name="L1">
      <style:text-properties officeooo:paragraph-rsid="00501fe4"/>
    </style:style>
    <style:style style:name="P33" style:family="paragraph" style:parent-style-name="Text_20_body" style:list-style-name="L1">
      <style:text-properties officeooo:paragraph-rsid="00526847"/>
    </style:style>
    <style:style style:name="P34" style:family="paragraph" style:parent-style-name="Text_20_body" style:list-style-name="L1">
      <style:text-properties officeooo:paragraph-rsid="0052ca2d"/>
    </style:style>
    <style:style style:name="P35" style:family="paragraph" style:parent-style-name="Text_20_body" style:list-style-name="L1">
      <style:text-properties officeooo:paragraph-rsid="0053d819"/>
    </style:style>
    <style:style style:name="P36" style:family="paragraph" style:parent-style-name="Text_20_body" style:list-style-name="L1">
      <style:text-properties officeooo:paragraph-rsid="0057a268"/>
    </style:style>
    <style:style style:name="P37" style:family="paragraph" style:parent-style-name="Text_20_body" style:list-style-name="L1">
      <style:text-properties style:font-name="Liberation Mono"/>
    </style:style>
    <style:style style:name="P38" style:family="paragraph" style:parent-style-name="Text_20_body" style:list-style-name="L1">
      <style:text-properties fo:font-weight="bold" officeooo:paragraph-rsid="002bd6a8" style:font-weight-asian="bold" style:font-weight-complex="bold"/>
    </style:style>
    <style:style style:name="P39" style:family="paragraph" style:parent-style-name="Text_20_body" style:list-style-name="L1">
      <style:paragraph-properties fo:text-align="center" style:justify-single-word="false"/>
      <style:text-properties officeooo:paragraph-rsid="00497b1f"/>
    </style:style>
    <style:style style:name="P40" style:family="paragraph" style:parent-style-name="Text_20_body">
      <style:paragraph-properties fo:text-align="center" style:justify-single-word="false"/>
      <style:text-properties officeooo:paragraph-rsid="00497b1f"/>
    </style:style>
    <style:style style:name="P41" style:family="paragraph" style:parent-style-name="Text_20_body" style:list-style-name="L1">
      <style:paragraph-properties fo:text-align="start" style:justify-single-word="false"/>
      <style:text-properties officeooo:paragraph-rsid="00497b1f"/>
    </style:style>
    <style:style style:name="P42" style:family="paragraph" style:parent-style-name="Text_20_body" style:list-style-name="L1">
      <style:paragraph-properties fo:text-align="start" style:justify-single-word="false"/>
      <style:text-properties officeooo:paragraph-rsid="005b7495"/>
    </style:style>
    <style:style style:name="P43" style:family="paragraph" style:parent-style-name="Text_20_body" style:list-style-name="L1">
      <style:paragraph-properties fo:text-align="start" style:justify-single-word="false"/>
      <style:text-properties style:font-name="Liberation Mono" officeooo:paragraph-rsid="00497b1f"/>
    </style:style>
    <style:style style:name="P44" style:family="paragraph" style:parent-style-name="Text_20_body" style:list-style-name="L1">
      <style:paragraph-properties fo:text-align="start" style:justify-single-word="false"/>
      <style:text-properties style:font-name="Liberation Mono" fo:font-weight="normal" officeooo:paragraph-rsid="00497b1f" style:font-weight-asian="normal" style:font-weight-complex="normal"/>
    </style:style>
    <style:style style:name="P45" style:family="paragraph" style:parent-style-name="Text_20_body" style:list-style-name="L1">
      <style:paragraph-properties fo:text-align="start" style:justify-single-word="false"/>
      <style:text-properties style:font-name="Liberation Mono" fo:font-weight="normal" officeooo:paragraph-rsid="00497b1f" fo:background-color="#ffffff" style:font-weight-asian="normal" style:font-weight-complex="normal"/>
    </style:style>
    <style:style style:name="P46" style:family="paragraph" style:parent-style-name="Text_20_body" style:list-style-name="L1">
      <style:paragraph-properties fo:text-align="start" style:justify-single-word="false"/>
      <style:text-properties style:font-name="Liberation Mono" fo:font-weight="normal" officeooo:paragraph-rsid="005a4d67" fo:background-color="#ffffff" style:font-weight-asian="normal" style:font-weight-complex="normal"/>
    </style:style>
    <style:style style:name="P47" style:family="paragraph" style:parent-style-name="Text_20_body" style:list-style-name="L1">
      <style:paragraph-properties fo:text-align="center" style:justify-single-word="false"/>
      <style:text-properties style:font-name="Liberation Mono" fo:font-weight="normal" officeooo:paragraph-rsid="005a4d67" fo:background-color="#ffffff" style:font-weight-asian="normal" style:font-weight-complex="normal"/>
    </style:style>
    <style:style style:name="T1" style:family="text">
      <style:text-properties fo:color="#000000"/>
    </style:style>
    <style:style style:name="T2" style:family="text">
      <style:text-properties fo:color="#000000" officeooo:rsid="000dc26b" fo:background-color="#ffffff" loext:char-shading-value="0"/>
    </style:style>
    <style:style style:name="T3" style:family="text">
      <style:text-properties fo:color="#000000" officeooo:rsid="00180373" fo:background-color="#ffffff" loext:char-shading-value="0"/>
    </style:style>
    <style:style style:name="T4" style:family="text">
      <style:text-properties fo:color="#000000" style:font-name="Droid Sans Fallback" fo:font-size="11pt" fo:font-weight="normal" fo:background-color="#ffffff" loext:char-shading-value="0" style:font-size-asian="11pt" style:font-size-complex="11pt"/>
    </style:style>
    <style:style style:name="T5" style:family="text">
      <style:text-properties fo:color="#000000" style:font-name="Droid Sans Fallback" fo:font-size="11pt" fo:font-weight="normal" officeooo:rsid="000dc26b" fo:background-color="#ffffff" loext:char-shading-value="0" style:font-size-asian="11pt" style:font-size-complex="11pt"/>
    </style:style>
    <style:style style:name="T6" style:family="text">
      <style:text-properties fo:color="#000000" fo:font-weight="normal" fo:background-color="#ffffff" loext:char-shading-value="0"/>
    </style:style>
    <style:style style:name="T7" style:family="text">
      <style:text-properties fo:color="#000000" fo:font-weight="normal" officeooo:rsid="000dd148"/>
    </style:style>
    <style:style style:name="T8" style:family="text">
      <style:text-properties fo:color="#000000" style:font-name="Liberation Mono" fo:font-size="12pt" fo:font-weight="bold" officeooo:rsid="000dc26b" fo:background-color="#ffffff" loext:char-shading-value="0" style:font-size-asian="12pt" style:font-weight-asian="bold" style:font-size-complex="12pt" style:font-weight-complex="bold"/>
    </style:style>
    <style:style style:name="T9" style:family="text">
      <style:text-properties fo:color="#000000" style:font-name="Liberation Mono" fo:font-size="12pt" fo:font-weight="bold" officeooo:rsid="00180373" fo:background-color="#ffffff" loext:char-shading-value="0" style:font-size-asian="12pt" style:font-weight-asian="bold" style:font-size-complex="12pt" style:font-weight-complex="bold"/>
    </style:style>
    <style:style style:name="T10" style:family="text">
      <style:text-properties fo:color="#000000" style:font-name="Liberation Mono" fo:font-size="12pt" fo:font-weight="bold" officeooo:rsid="0010e5de" fo:background-color="#ffffff" loext:char-shading-value="0" style:font-size-asian="12pt" style:font-weight-asian="bold" style:font-size-complex="12pt" style:font-weight-complex="bold"/>
    </style:style>
    <style:style style:name="T11" style:family="text">
      <style:text-properties fo:color="#000000" style:font-name="Liberation Mono" fo:font-size="12pt" fo:font-weight="bold" officeooo:rsid="0011e0cc" fo:background-color="#ffffff" loext:char-shading-value="0" style:font-size-asian="12pt" style:font-weight-asian="bold" style:font-size-complex="12pt" style:font-weight-complex="bold"/>
    </style:style>
    <style:style style:name="T12" style:family="text">
      <style:text-properties fo:color="#000000" style:font-name="Liberation Mono" fo:font-size="12pt" fo:font-weight="bold" officeooo:rsid="00165cb8" fo:background-color="#ffffff" loext:char-shading-value="0" style:font-size-asian="12pt" style:font-weight-asian="bold" style:font-size-complex="12pt" style:font-weight-complex="bold"/>
    </style:style>
    <style:style style:name="T13" style:family="text">
      <style:text-properties fo:color="#000000" style:font-name="Liberation Mono" fo:font-size="12pt" fo:font-weight="bold" officeooo:rsid="0016bbd3" fo:background-color="#ffffff" loext:char-shading-value="0" style:font-size-asian="12pt" style:font-weight-asian="bold" style:font-size-complex="12pt" style:font-weight-complex="bold"/>
    </style:style>
    <style:style style:name="T14" style:family="text">
      <style:text-properties fo:color="#000000" style:font-name="Liberation Mono" fo:font-size="12pt" fo:font-weight="bold" officeooo:rsid="001c4807" fo:background-color="#ffffff" loext:char-shading-value="0" style:font-size-asian="12pt" style:font-weight-asian="bold" style:font-size-complex="12pt" style:font-weight-complex="bold"/>
    </style:style>
    <style:style style:name="T15" style:family="text">
      <style:text-properties fo:color="#000000" style:font-name="Liberation Mono" fo:font-size="12pt" fo:font-weight="bold" officeooo:rsid="001ddfe7" fo:background-color="#ffffff" loext:char-shading-value="0" style:font-size-asian="12pt" style:font-weight-asian="bold" style:font-size-complex="12pt" style:font-weight-complex="bold"/>
    </style:style>
    <style:style style:name="T16" style:family="text">
      <style:text-properties fo:color="#000000" style:font-name="Liberation Mono" fo:font-size="12pt" fo:font-weight="bold" officeooo:rsid="0021612d" fo:background-color="#ffffff" loext:char-shading-value="0" style:font-size-asian="12pt" style:font-weight-asian="bold" style:font-size-complex="12pt" style:font-weight-complex="bold"/>
    </style:style>
    <style:style style:name="T17" style:family="text">
      <style:text-properties fo:color="#000000" style:font-name="Liberation Mono" fo:font-size="12pt" fo:font-weight="bold" officeooo:rsid="00216e3f" fo:background-color="#ffffff" loext:char-shading-value="0" style:font-size-asian="12pt" style:font-weight-asian="bold" style:font-size-complex="12pt" style:font-weight-complex="bold"/>
    </style:style>
    <style:style style:name="T18" style:family="text">
      <style:text-properties fo:color="#000000" style:font-name="Liberation Mono" fo:font-size="12pt" fo:font-weight="bold" officeooo:rsid="0023f852" fo:background-color="#ffffff" loext:char-shading-value="0" style:font-size-asian="12pt" style:font-weight-asian="bold" style:font-size-complex="12pt" style:font-weight-complex="bold"/>
    </style:style>
    <style:style style:name="T19" style:family="text">
      <style:text-properties fo:color="#000000" style:font-name="Liberation Mono" fo:font-size="12pt" fo:font-weight="bold" officeooo:rsid="0027176b" fo:background-color="#ffffff" loext:char-shading-value="0" style:font-size-asian="12pt" style:font-weight-asian="bold" style:font-size-complex="12pt" style:font-weight-complex="bold"/>
    </style:style>
    <style:style style:name="T20" style:family="text">
      <style:text-properties fo:color="#000000" style:font-name="Liberation Mono" fo:font-size="12pt" fo:font-weight="bold" officeooo:rsid="0032af08" fo:background-color="#ffffff" loext:char-shading-value="0" style:font-size-asian="12pt" style:font-weight-asian="bold" style:font-size-complex="12pt" style:font-weight-complex="bold"/>
    </style:style>
    <style:style style:name="T21" style:family="text">
      <style:text-properties fo:color="#000000" style:font-name="Liberation Mono" fo:font-size="12pt" fo:font-weight="bold" officeooo:rsid="0034066e" fo:background-color="#ffffff" loext:char-shading-value="0" style:font-size-asian="12pt" style:font-weight-asian="bold" style:font-size-complex="12pt" style:font-weight-complex="bold"/>
    </style:style>
    <style:style style:name="T22" style:family="text">
      <style:text-properties fo:color="#000000" style:font-name="Liberation Mono" fo:font-size="12pt" fo:font-weight="bold" officeooo:rsid="0034a23a" fo:background-color="#ffffff" loext:char-shading-value="0" style:font-size-asian="12pt" style:font-weight-asian="bold" style:font-size-complex="12pt" style:font-weight-complex="bold"/>
    </style:style>
    <style:style style:name="T23" style:family="text">
      <style:text-properties fo:color="#000000" style:font-name="Liberation Mono" fo:font-size="12pt" fo:font-weight="bold" officeooo:rsid="0035d47f" fo:background-color="#ffffff" loext:char-shading-value="0" style:font-size-asian="12pt" style:font-weight-asian="bold" style:font-size-complex="12pt" style:font-weight-complex="bold"/>
    </style:style>
    <style:style style:name="T24" style:family="text">
      <style:text-properties fo:color="#000000" style:font-name="Liberation Mono" fo:font-size="12pt" fo:font-weight="bold" officeooo:rsid="0039311e" fo:background-color="#ffffff" loext:char-shading-value="0" style:font-size-asian="12pt" style:font-weight-asian="bold" style:font-size-complex="12pt" style:font-weight-complex="bold"/>
    </style:style>
    <style:style style:name="T25" style:family="text">
      <style:text-properties fo:color="#000000" style:font-name="Liberation Mono" fo:font-size="12pt" fo:font-weight="bold" officeooo:rsid="003aa0c7" fo:background-color="#ffffff" loext:char-shading-value="0" style:font-size-asian="12pt" style:font-weight-asian="bold" style:font-size-complex="12pt" style:font-weight-complex="bold"/>
    </style:style>
    <style:style style:name="T26" style:family="text">
      <style:text-properties fo:color="#000000" style:font-name="Liberation Mono" fo:font-size="12pt" fo:font-weight="bold" officeooo:rsid="003c07b5" fo:background-color="#ffffff" loext:char-shading-value="0" style:font-size-asian="12pt" style:font-weight-asian="bold" style:font-size-complex="12pt" style:font-weight-complex="bold"/>
    </style:style>
    <style:style style:name="T27" style:family="text">
      <style:text-properties fo:color="#000000" style:font-name="Liberation Mono" fo:font-size="12pt" fo:font-weight="bold" officeooo:rsid="003c731f" fo:background-color="#ffffff" loext:char-shading-value="0" style:font-size-asian="12pt" style:font-weight-asian="bold" style:font-size-complex="12pt" style:font-weight-complex="bold"/>
    </style:style>
    <style:style style:name="T28" style:family="text">
      <style:text-properties fo:color="#000000" style:font-name="Liberation Mono" fo:font-size="12pt" fo:font-weight="bold" officeooo:rsid="003d822e" fo:background-color="#ffffff" loext:char-shading-value="0" style:font-size-asian="12pt" style:font-weight-asian="bold" style:font-size-complex="12pt" style:font-weight-complex="bold"/>
    </style:style>
    <style:style style:name="T29" style:family="text">
      <style:text-properties fo:color="#000000" style:font-name="Liberation Mono" fo:font-size="12pt" fo:font-weight="bold" officeooo:rsid="003f7e81" fo:background-color="#ffffff" loext:char-shading-value="0" style:font-size-asian="12pt" style:font-weight-asian="bold" style:font-size-complex="12pt" style:font-weight-complex="bold"/>
    </style:style>
    <style:style style:name="T30" style:family="text">
      <style:text-properties fo:color="#000000" style:font-name="Liberation Mono" fo:font-size="12pt" fo:font-weight="bold" officeooo:rsid="004060e0" fo:background-color="#ffffff" loext:char-shading-value="0" style:font-size-asian="12pt" style:font-weight-asian="bold" style:font-size-complex="12pt" style:font-weight-complex="bold"/>
    </style:style>
    <style:style style:name="T31" style:family="text">
      <style:text-properties fo:color="#000000" style:font-name="Liberation Mono" fo:font-size="12pt" fo:font-weight="bold" officeooo:rsid="001c4807" fo:background-color="#ffffff" loext:char-shading-value="0" style:font-name-asian="Noto Sans Mono CJK SC" style:font-size-asian="12pt" style:font-weight-asian="bold" style:font-name-complex="Liberation Mono" style:font-size-complex="12pt" style:font-weight-complex="bold"/>
    </style:style>
    <style:style style:name="T32" style:family="text">
      <style:text-properties fo:color="#000000" style:font-name="Liberation Mono" fo:font-size="12pt" fo:font-weight="bold" officeooo:rsid="0021612d" fo:background-color="#ffffff" loext:char-shading-value="0" style:font-name-asian="Noto Sans Mono CJK SC" style:font-size-asian="12pt" style:font-weight-asian="bold" style:font-name-complex="Liberation Mono" style:font-size-complex="12pt" style:font-weight-complex="bold"/>
    </style:style>
    <style:style style:name="T33" style:family="text">
      <style:text-properties fo:color="#000000" style:font-name="Liberation Mono" fo:font-size="12pt" fo:font-weight="bold" officeooo:rsid="00289394" fo:background-color="#ffffff" loext:char-shading-value="0" style:font-name-asian="Noto Sans Mono CJK SC" style:font-size-asian="12pt" style:font-weight-asian="bold" style:font-name-complex="Liberation Mono" style:font-size-complex="12pt" style:font-weight-complex="bold"/>
    </style:style>
    <style:style style:name="T34" style:family="text">
      <style:text-properties fo:color="#000000" style:font-name="Liberation Mono" fo:font-size="12pt" fo:font-weight="bold" officeooo:rsid="003c07b5" fo:background-color="#ffff00" loext:char-shading-value="0" style:font-size-asian="12pt" style:font-weight-asian="bold" style:font-size-complex="12pt" style:font-weight-complex="bold"/>
    </style:style>
    <style:style style:name="T35" style:family="text">
      <style:text-properties fo:color="#000000" style:font-name="Liberation Mono" fo:font-size="12pt" fo:font-weight="bold" officeooo:rsid="0039311e" fo:background-color="#ffff00" loext:char-shading-value="0" style:font-size-asian="12pt" style:font-weight-asian="bold" style:font-size-complex="12pt" style:font-weight-complex="bold"/>
    </style:style>
    <style:style style:name="T36" style:family="text">
      <style:text-properties fo:color="#000000" style:font-name="Liberation Mono" fo:font-size="12pt" fo:font-weight="bold" officeooo:rsid="003c731f" fo:background-color="#ffff00" loext:char-shading-value="0" style:font-size-asian="12pt" style:font-weight-asian="bold" style:font-size-complex="12pt" style:font-weight-complex="bold"/>
    </style:style>
    <style:style style:name="T37" style:family="text">
      <style:text-properties fo:color="#000000" style:font-name="Liberation Mono" fo:font-size="12pt" fo:font-weight="bold" officeooo:rsid="003d822e" fo:background-color="#ffff00" loext:char-shading-value="0" style:font-size-asian="12pt" style:font-weight-asian="bold" style:font-size-complex="12pt" style:font-weight-complex="bold"/>
    </style:style>
    <style:style style:name="T38" style:family="text">
      <style:text-properties fo:color="#000000" style:font-name="Liberation Mono" fo:font-size="12pt" fo:font-weight="bold" officeooo:rsid="003f7e81" fo:background-color="#ffff00" loext:char-shading-value="0" style:font-size-asian="12pt" style:font-weight-asian="bold" style:font-size-complex="12pt" style:font-weight-complex="bold"/>
    </style:style>
    <style:style style:name="T39" style:family="text">
      <style:text-properties fo:color="#000000" style:font-name="Liberation Mono" fo:font-size="12pt" fo:font-weight="bold" officeooo:rsid="003f7e81" fo:background-color="#ffff00" loext:char-shading-value="0" style:font-size-asian="12pt" style:font-weight-asian="bold" style:font-size-complex="12pt" style:font-weight-complex="bold"/>
    </style:style>
    <style:style style:name="T40" style:family="text">
      <style:text-properties fo:color="#000000" style:font-name="Liberation Mono" fo:font-size="12pt" fo:font-weight="bold" officeooo:rsid="0036605f" fo:background-color="#ffff00" loext:char-shading-value="0" style:font-size-asian="12pt" style:font-weight-asian="bold" style:font-size-complex="12pt" style:font-weight-complex="bold"/>
    </style:style>
    <style:style style:name="T41" style:family="text">
      <style:text-properties fo:color="#000000" style:font-name="Liberation Mono" fo:font-size="12pt" fo:font-weight="bold" officeooo:rsid="003d822e" fo:background-color="#ffff00" loext:char-shading-value="0" style:font-name-asian="Noto Sans Mono CJK SC" style:font-size-asian="12pt" style:font-weight-asian="bold" style:font-name-complex="Liberation Mono" style:font-size-complex="12pt" style:font-weight-complex="bold"/>
    </style:style>
    <style:style style:name="T42" style:family="text">
      <style:text-properties fo:color="#000000" style:font-name="Liberation Mono" fo:font-size="12pt" fo:font-weight="normal" officeooo:rsid="000f1181" fo:background-color="#ffffff" loext:char-shading-value="0" style:font-size-asian="12pt" style:font-size-complex="12pt"/>
    </style:style>
    <style:style style:name="T43" style:family="text">
      <style:text-properties fo:color="#000000" style:font-name="Liberation Mono" fo:font-size="12pt" fo:font-weight="normal" officeooo:rsid="000dd148" fo:background-color="#ffffff" loext:char-shading-value="0" style:font-size-asian="12pt" style:font-size-complex="12pt"/>
    </style:style>
    <style:style style:name="T44" style:family="text">
      <style:text-properties fo:color="#000000" style:font-name="Liberation Mono" fo:font-size="12pt" fo:font-weight="normal" officeooo:rsid="0011e0cc" fo:background-color="#ffffff" loext:char-shading-value="0" style:font-size-asian="12pt" style:font-size-complex="12pt"/>
    </style:style>
    <style:style style:name="T45" style:family="text">
      <style:text-properties fo:color="#000000" style:font-name="Liberation Mono" fo:font-size="12pt" fo:font-weight="normal" officeooo:rsid="0013acea" fo:background-color="#ffffff" loext:char-shading-value="0" style:font-size-asian="12pt" style:font-size-complex="12pt"/>
    </style:style>
    <style:style style:name="T46" style:family="text">
      <style:text-properties fo:color="#000000" style:font-name="Liberation Mono" fo:font-size="12pt" fo:font-weight="normal" officeooo:rsid="0012c962" fo:background-color="#ffffff" loext:char-shading-value="0" style:font-size-asian="12pt" style:font-size-complex="12pt"/>
    </style:style>
    <style:style style:name="T47" style:family="text">
      <style:text-properties fo:color="#000000" style:font-name="Liberation Mono" fo:font-size="12pt" fo:font-weight="normal" officeooo:rsid="00165cb8" fo:background-color="#ffffff" loext:char-shading-value="0" style:font-size-asian="12pt" style:font-size-complex="12pt"/>
    </style:style>
    <style:style style:name="T48" style:family="text">
      <style:text-properties fo:color="#000000" style:font-name="Liberation Mono" fo:font-size="12pt" fo:font-weight="normal" officeooo:rsid="0016bbd3" fo:background-color="#ffffff" loext:char-shading-value="0" style:font-size-asian="12pt" style:font-size-complex="12pt"/>
    </style:style>
    <style:style style:name="T49" style:family="text">
      <style:text-properties fo:color="#000000" style:font-name="Liberation Mono" fo:font-size="12pt" fo:font-weight="normal" officeooo:rsid="001c4807" fo:background-color="#ffffff" loext:char-shading-value="0" style:font-size-asian="12pt" style:font-size-complex="12pt"/>
    </style:style>
    <style:style style:name="T50" style:family="text">
      <style:text-properties fo:color="#000000" style:font-name="Liberation Mono" fo:font-size="12pt" fo:font-weight="normal" officeooo:rsid="001ddfe7" fo:background-color="#ffffff" loext:char-shading-value="0" style:font-size-asian="12pt" style:font-size-complex="12pt"/>
    </style:style>
    <style:style style:name="T51" style:family="text">
      <style:text-properties fo:color="#000000" style:font-name="Liberation Mono" fo:font-size="12pt" fo:font-weight="normal" officeooo:rsid="002dc0ed" fo:background-color="#ffffff" loext:char-shading-value="0" style:font-size-asian="12pt" style:font-size-complex="12pt"/>
    </style:style>
    <style:style style:name="T52" style:family="text">
      <style:text-properties fo:color="#000000" style:font-name="Liberation Mono" fo:font-size="12pt" fo:font-weight="normal" officeooo:rsid="0023f852" fo:background-color="#ffffff" loext:char-shading-value="0" style:font-size-asian="12pt" style:font-weight-asian="normal" style:font-size-complex="12pt" style:font-weight-complex="normal"/>
    </style:style>
    <style:style style:name="T53" style:family="text">
      <style:text-properties fo:color="#000000" style:font-name="Liberation Mono" fo:font-size="12pt" fo:font-weight="normal" officeooo:rsid="0027176b" fo:background-color="#ffffff" loext:char-shading-value="0" style:font-size-asian="12pt" style:font-weight-asian="normal" style:font-size-complex="12pt" style:font-weight-complex="normal"/>
    </style:style>
    <style:style style:name="T54" style:family="text">
      <style:text-properties fo:color="#000000" style:font-name="Liberation Mono" fo:font-size="12pt" fo:font-weight="normal" officeooo:rsid="0032af08" fo:background-color="#ffffff" loext:char-shading-value="0" style:font-size-asian="12pt" style:font-weight-asian="normal" style:font-size-complex="12pt" style:font-weight-complex="normal"/>
    </style:style>
    <style:style style:name="T55" style:family="text">
      <style:text-properties fo:color="#000000" style:font-name="Liberation Mono" fo:font-size="12pt" fo:font-weight="normal" officeooo:rsid="0034066e" fo:background-color="#ffffff" loext:char-shading-value="0" style:font-size-asian="12pt" style:font-weight-asian="normal" style:font-size-complex="12pt" style:font-weight-complex="normal"/>
    </style:style>
    <style:style style:name="T56" style:family="text">
      <style:text-properties fo:color="#000000" style:font-name="Liberation Mono" fo:font-size="12pt" fo:font-weight="normal" officeooo:rsid="0034a23a" fo:background-color="#ffffff" loext:char-shading-value="0" style:font-size-asian="12pt" style:font-weight-asian="normal" style:font-size-complex="12pt" style:font-weight-complex="normal"/>
    </style:style>
    <style:style style:name="T57" style:family="text">
      <style:text-properties fo:color="#000000" style:font-name="Liberation Mono" fo:font-size="12pt" fo:font-weight="normal" officeooo:rsid="0035d47f" fo:background-color="#ffffff" loext:char-shading-value="0" style:font-size-asian="12pt" style:font-weight-asian="normal" style:font-size-complex="12pt" style:font-weight-complex="normal"/>
    </style:style>
    <style:style style:name="T58" style:family="text">
      <style:text-properties fo:color="#000000" style:font-name="Liberation Mono" fo:font-size="12pt" fo:font-weight="normal" officeooo:rsid="0036605f" fo:background-color="#ffffff" loext:char-shading-value="0" style:font-size-asian="12pt" style:font-weight-asian="normal" style:font-size-complex="12pt" style:font-weight-complex="normal"/>
    </style:style>
    <style:style style:name="T59" style:family="text">
      <style:text-properties fo:color="#000000" style:font-name="Liberation Mono" fo:font-size="12pt" fo:font-weight="normal" officeooo:rsid="0039311e" fo:background-color="#ffffff" loext:char-shading-value="0" style:font-size-asian="12pt" style:font-weight-asian="normal" style:font-size-complex="12pt" style:font-weight-complex="normal"/>
    </style:style>
    <style:style style:name="T60" style:family="text">
      <style:text-properties fo:color="#000000" style:font-name="Liberation Mono" fo:font-size="12pt" fo:font-weight="normal" officeooo:rsid="003aa0c7" fo:background-color="#ffffff" loext:char-shading-value="0" style:font-size-asian="12pt" style:font-weight-asian="normal" style:font-size-complex="12pt" style:font-weight-complex="normal"/>
    </style:style>
    <style:style style:name="T61" style:family="text">
      <style:text-properties fo:color="#000000" style:font-name="Liberation Mono" fo:font-size="12pt" fo:font-weight="normal" officeooo:rsid="003c07b5" fo:background-color="#ffffff" loext:char-shading-value="0" style:font-size-asian="12pt" style:font-weight-asian="normal" style:font-size-complex="12pt" style:font-weight-complex="normal"/>
    </style:style>
    <style:style style:name="T62" style:family="text">
      <style:text-properties fo:color="#000000" style:font-name="Liberation Mono" fo:font-size="12pt" fo:font-weight="normal" officeooo:rsid="003c731f" fo:background-color="#ffffff" loext:char-shading-value="0" style:font-size-asian="12pt" style:font-weight-asian="normal" style:font-size-complex="12pt" style:font-weight-complex="normal"/>
    </style:style>
    <style:style style:name="T63" style:family="text">
      <style:text-properties fo:color="#000000" style:font-name="Liberation Mono" fo:font-size="12pt" fo:font-weight="normal" officeooo:rsid="003d822e" fo:background-color="#ffffff" loext:char-shading-value="0" style:font-size-asian="12pt" style:font-weight-asian="normal" style:font-size-complex="12pt" style:font-weight-complex="normal"/>
    </style:style>
    <style:style style:name="T64" style:family="text">
      <style:text-properties fo:color="#000000" style:font-name="Liberation Mono" fo:font-size="12pt" fo:font-weight="normal" officeooo:rsid="003f7e81" fo:background-color="#ffffff" loext:char-shading-value="0" style:font-size-asian="12pt" style:font-weight-asian="normal" style:font-size-complex="12pt" style:font-weight-complex="normal"/>
    </style:style>
    <style:style style:name="T65" style:family="text">
      <style:text-properties fo:color="#000000" style:font-name="Liberation Mono" fo:font-size="12pt" fo:font-weight="normal" officeooo:rsid="0013acea" fo:background-color="#ffffff" loext:char-shading-value="0" style:font-name-asian="Noto Sans Mono CJK SC" style:font-size-asian="12pt" style:font-name-complex="Liberation Mono" style:font-size-complex="12pt"/>
    </style:style>
    <style:style style:name="T66" style:family="text">
      <style:text-properties fo:color="#000000" style:font-name="Liberation Mono" fo:font-size="12pt" fo:font-weight="normal" officeooo:rsid="001c4807" fo:background-color="#ffffff" loext:char-shading-value="0" style:font-name-asian="Noto Sans Mono CJK SC" style:font-size-asian="12pt" style:font-name-complex="Liberation Mono" style:font-size-complex="12pt"/>
    </style:style>
    <style:style style:name="T67" style:family="text">
      <style:text-properties fo:color="#000000" style:font-name="Liberation Mono" fo:font-size="12pt" fo:font-weight="normal" officeooo:rsid="00165cb8" fo:background-color="transparent" loext:char-shading-value="0" style:font-size-asian="12pt" style:font-size-complex="12pt"/>
    </style:style>
    <style:style style:name="T68" style:family="text">
      <style:text-properties fo:color="#000000" style:font-name="Liberation Mono" fo:font-size="12pt" fo:font-weight="normal" officeooo:rsid="00165cb8" fo:background-color="#ffff00" loext:char-shading-value="0" style:font-size-asian="12pt" style:font-size-complex="12pt"/>
    </style:style>
    <style:style style:name="T69" style:family="text">
      <style:text-properties fo:color="#000000" fo:font-weight="bold" fo:background-color="#ffffff" loext:char-shading-value="0"/>
    </style:style>
    <style:style style:name="T70" style:family="text">
      <style:text-properties fo:color="#000000" fo:font-weight="bold" fo:background-color="#ffffff" loext:char-shading-value="0" style:font-weight-asian="bold" style:font-weight-complex="bold"/>
    </style:style>
    <style:style style:name="T71" style:family="text">
      <style:text-properties fo:color="#000000" fo:font-weight="bold" officeooo:rsid="000dc26b" fo:background-color="#ffffff" loext:char-shading-value="0" style:font-weight-asian="bold" style:font-weight-complex="bold"/>
    </style:style>
    <style:style style:name="T72" style:family="text">
      <style:text-properties fo:color="#000000" fo:font-weight="bold" officeooo:rsid="0010e5de" fo:background-color="#ffffff" loext:char-shading-value="0" style:font-weight-asian="bold" style:font-weight-complex="bold"/>
    </style:style>
    <style:style style:name="T73" style:family="text">
      <style:text-properties fo:color="#000000" fo:font-weight="bold" style:font-weight-asian="bold" style:font-weight-complex="bold"/>
    </style:style>
    <style:style style:name="T74" style:family="text">
      <style:text-properties fo:color="#000000" fo:font-weight="bold" officeooo:rsid="00165cb8" style:font-weight-asian="bold" style:font-weight-complex="bold"/>
    </style:style>
    <style:style style:name="T75" style:family="text">
      <style:text-properties fo:color="#000000" fo:font-weight="bold" officeooo:rsid="000dd148" style:font-weight-asian="bold" style:font-weight-complex="bold"/>
    </style:style>
    <style:style style:name="T76" style:family="text">
      <style:text-properties fo:color="#000000" fo:font-weight="bold" fo:background-color="#ffff00" loext:char-shading-value="0" style:font-weight-asian="bold" style:font-weight-complex="bold"/>
    </style:style>
    <style:style style:name="T77" style:family="text">
      <style:text-properties fo:color="#000000" fo:font-weight="bold" officeooo:rsid="000dd148" fo:background-color="#ffff00" loext:char-shading-value="0" style:font-weight-asian="bold" style:font-weight-complex="bold"/>
    </style:style>
    <style:style style:name="T78" style:family="text">
      <style:text-properties fo:color="#000000" fo:font-size="12pt" fo:font-weight="bold" officeooo:rsid="0039311e" fo:background-color="#ffffff" loext:char-shading-value="0" style:font-size-asian="12pt" style:font-weight-asian="bold" style:font-size-complex="12pt" style:font-weight-complex="bold"/>
    </style:style>
    <style:style style:name="T79" style:family="text">
      <style:text-properties fo:color="#000000" fo:font-size="12pt" fo:font-weight="bold" officeooo:rsid="0036605f" fo:background-color="#ffff00" loext:char-shading-value="0" style:font-size-asian="12pt" style:font-weight-asian="bold" style:font-size-complex="12pt" style:font-weight-complex="bold"/>
    </style:style>
    <style:style style:name="T80" style:family="text">
      <style:text-properties fo:color="#000000" style:text-line-through-style="none" style:text-line-through-type="none" style:font-name="Liberation Mono" fo:font-size="12pt" fo:font-weight="bold" officeooo:rsid="0023f852" fo:background-color="#ffffff" loext:char-shading-value="0" style:font-size-asian="12pt" style:font-weight-asian="bold" style:font-size-complex="12pt" style:font-weight-complex="bold"/>
    </style:style>
    <style:style style:name="T81" style:family="text">
      <style:text-properties fo:color="#000000" style:text-line-through-style="none" style:text-line-through-type="none" style:font-name="Liberation Mono" fo:font-size="12pt" fo:font-weight="bold" officeooo:rsid="00289394" fo:background-color="#ffffff" loext:char-shading-value="0" style:font-size-asian="12pt" style:font-weight-asian="bold" style:font-size-complex="12pt" style:font-weight-complex="bold"/>
    </style:style>
    <style:style style:name="T82" style:family="text">
      <style:text-properties fo:color="#000000" style:text-line-through-style="none" style:text-line-through-type="none" style:font-name="Liberation Mono" fo:font-size="12pt" fo:font-weight="bold" officeooo:rsid="00216e3f" fo:background-color="#ffffff" loext:char-shading-value="0" style:font-size-asian="12pt" style:font-weight-asian="bold" style:font-size-complex="12pt" style:font-weight-complex="bold"/>
    </style:style>
    <style:style style:name="T83" style:family="text">
      <style:text-properties fo:color="#000000" style:text-line-through-style="none" style:text-line-through-type="none" style:font-name="Liberation Mono" fo:font-size="12pt" fo:font-weight="bold" officeooo:rsid="002991f2" fo:background-color="#ffffff" loext:char-shading-value="0" style:font-size-asian="12pt" style:font-weight-asian="bold" style:font-size-complex="12pt" style:font-weight-complex="bold"/>
    </style:style>
    <style:style style:name="T84" style:family="text">
      <style:text-properties fo:color="#000000" style:text-line-through-style="none" style:text-line-through-type="none" style:font-name="Liberation Mono" fo:font-size="12pt" fo:font-weight="bold" officeooo:rsid="0029df6d" fo:background-color="#ffffff" loext:char-shading-value="0" style:font-size-asian="12pt" style:font-weight-asian="bold" style:font-size-complex="12pt" style:font-weight-complex="bold"/>
    </style:style>
    <style:style style:name="T85" style:family="text">
      <style:text-properties fo:color="#000000" style:text-line-through-style="none" style:text-line-through-type="none" style:font-name="Liberation Mono" fo:font-size="12pt" fo:font-weight="bold" officeooo:rsid="002ed248" fo:background-color="#ffffff" loext:char-shading-value="0" style:font-size-asian="12pt" style:font-weight-asian="bold" style:font-size-complex="12pt" style:font-weight-complex="bold"/>
    </style:style>
    <style:style style:name="T86" style:family="text">
      <style:text-properties fo:color="#000000" style:text-line-through-style="none" style:text-line-through-type="none" style:font-name="Liberation Mono" fo:font-size="12pt" fo:font-weight="bold" officeooo:rsid="0040c76b" fo:background-color="#ffffff" loext:char-shading-value="0" style:font-size-asian="12pt" style:font-weight-asian="bold" style:font-size-complex="12pt" style:font-weight-complex="bold"/>
    </style:style>
    <style:style style:name="T87" style:family="text">
      <style:text-properties fo:color="#000000" style:text-line-through-style="none" style:text-line-through-type="none" style:font-name="Liberation Mono" fo:font-size="12pt" fo:font-weight="bold" officeooo:rsid="004182fb" fo:background-color="#ffffff" loext:char-shading-value="0" style:font-size-asian="12pt" style:font-weight-asian="bold" style:font-size-complex="12pt" style:font-weight-complex="bold"/>
    </style:style>
    <style:style style:name="T88" style:family="text">
      <style:text-properties fo:color="#000000" style:text-line-through-style="none" style:text-line-through-type="none" style:font-name="Liberation Mono" fo:font-size="12pt" fo:font-weight="bold" officeooo:rsid="004299d5" fo:background-color="#ffffff" loext:char-shading-value="0" style:font-size-asian="12pt" style:font-weight-asian="bold" style:font-size-complex="12pt" style:font-weight-complex="bold"/>
    </style:style>
    <style:style style:name="T89" style:family="text">
      <style:text-properties fo:color="#000000" style:text-line-through-style="none" style:text-line-through-type="none" style:font-name="Liberation Mono" fo:font-size="12pt" fo:font-weight="bold" officeooo:rsid="00435916" fo:background-color="#ffffff" loext:char-shading-value="0" style:font-size-asian="12pt" style:font-weight-asian="bold" style:font-size-complex="12pt" style:font-weight-complex="bold"/>
    </style:style>
    <style:style style:name="T90" style:family="text">
      <style:text-properties fo:color="#000000" style:text-line-through-style="none" style:text-line-through-type="none" style:font-name="Liberation Mono" fo:font-size="12pt" fo:font-weight="bold" officeooo:rsid="00435916" fo:background-color="#ffffff" loext:char-shading-value="0" style:font-size-asian="12pt" style:font-weight-asian="bold" style:font-size-complex="12pt" style:font-weight-complex="bold"/>
    </style:style>
    <style:style style:name="T91" style:family="text">
      <style:text-properties fo:color="#000000" style:text-line-through-style="none" style:text-line-through-type="none" style:font-name="Liberation Mono" fo:font-size="12pt" fo:font-weight="bold" officeooo:rsid="0043f436" fo:background-color="#ffffff" loext:char-shading-value="0" style:font-size-asian="12pt" style:font-weight-asian="bold" style:font-size-complex="12pt" style:font-weight-complex="bold"/>
    </style:style>
    <style:style style:name="T92" style:family="text">
      <style:text-properties fo:color="#000000" style:text-line-through-style="none" style:text-line-through-type="none" style:font-name="Liberation Mono" fo:font-size="12pt" fo:font-weight="bold" officeooo:rsid="0044bba7" fo:background-color="#ffffff" loext:char-shading-value="0" style:font-size-asian="12pt" style:font-weight-asian="bold" style:font-size-complex="12pt" style:font-weight-complex="bold"/>
    </style:style>
    <style:style style:name="T93" style:family="text">
      <style:text-properties fo:color="#000000" style:text-line-through-style="none" style:text-line-through-type="none" style:font-name="Liberation Mono" fo:font-size="12pt" fo:font-weight="bold" officeooo:rsid="00501fe4" fo:background-color="#ffffff" loext:char-shading-value="0" style:font-size-asian="12pt" style:font-weight-asian="bold" style:font-size-complex="12pt" style:font-weight-complex="bold"/>
    </style:style>
    <style:style style:name="T94" style:family="text">
      <style:text-properties fo:color="#000000" style:text-line-through-style="none" style:text-line-through-type="none" style:font-name="Liberation Mono" fo:font-size="12pt" fo:font-weight="bold" officeooo:rsid="00501fe4" fo:background-color="#ffffff" loext:char-shading-value="0" style:font-size-asian="12pt" style:font-weight-asian="bold" style:font-size-complex="12pt" style:font-weight-complex="bold"/>
    </style:style>
    <style:style style:name="T95" style:family="text">
      <style:text-properties fo:color="#000000" style:text-line-through-style="none" style:text-line-through-type="none" style:font-name="Liberation Mono" fo:font-size="12pt" fo:font-weight="bold" officeooo:rsid="00526847" fo:background-color="#ffffff" loext:char-shading-value="0" style:font-size-asian="12pt" style:font-weight-asian="bold" style:font-size-complex="12pt" style:font-weight-complex="bold"/>
    </style:style>
    <style:style style:name="T96" style:family="text">
      <style:text-properties fo:color="#000000" style:text-line-through-style="none" style:text-line-through-type="none" style:font-name="Liberation Mono" fo:font-size="12pt" fo:font-weight="bold" officeooo:rsid="0052ca2d" fo:background-color="#ffffff" loext:char-shading-value="0" style:font-size-asian="12pt" style:font-weight-asian="bold" style:font-size-complex="12pt" style:font-weight-complex="bold"/>
    </style:style>
    <style:style style:name="T97" style:family="text">
      <style:text-properties fo:color="#000000" style:text-line-through-style="none" style:text-line-through-type="none" style:font-name="Liberation Mono" fo:font-size="12pt" fo:font-weight="bold" officeooo:rsid="0053d819" fo:background-color="#ffffff" loext:char-shading-value="0" style:font-size-asian="12pt" style:font-weight-asian="bold" style:font-size-complex="12pt" style:font-weight-complex="bold"/>
    </style:style>
    <style:style style:name="T98" style:family="text">
      <style:text-properties fo:color="#000000" style:text-line-through-style="none" style:text-line-through-type="none" style:font-name="Liberation Mono" fo:font-size="12pt" fo:font-weight="bold" officeooo:rsid="00557ccf" fo:background-color="#ffffff" loext:char-shading-value="0" style:font-size-asian="12pt" style:font-weight-asian="bold" style:font-size-complex="12pt" style:font-weight-complex="bold"/>
    </style:style>
    <style:style style:name="T99" style:family="text">
      <style:text-properties fo:color="#000000" style:text-line-through-style="none" style:text-line-through-type="none" style:font-name="Liberation Mono" fo:font-size="12pt" fo:font-weight="bold" officeooo:rsid="0056a671" fo:background-color="#ffffff" loext:char-shading-value="0" style:font-size-asian="12pt" style:font-weight-asian="bold" style:font-size-complex="12pt" style:font-weight-complex="bold"/>
    </style:style>
    <style:style style:name="T100" style:family="text">
      <style:text-properties fo:color="#000000" style:text-line-through-style="none" style:text-line-through-type="none" style:font-name="Liberation Mono" fo:font-size="12pt" fo:font-weight="bold" officeooo:rsid="0057a268" fo:background-color="#ffffff" loext:char-shading-value="0" style:font-size-asian="12pt" style:font-weight-asian="bold" style:font-size-complex="12pt" style:font-weight-complex="bold"/>
    </style:style>
    <style:style style:name="T101" style:family="text">
      <style:text-properties fo:color="#000000" style:text-line-through-style="none" style:text-line-through-type="none" style:font-name="Liberation Mono" fo:font-size="12pt" fo:font-weight="bold" officeooo:rsid="00289394" fo:background-color="#ffffff" loext:char-shading-value="0" style:font-name-asian="Noto Sans Mono CJK SC" style:font-size-asian="12pt" style:font-weight-asian="bold" style:font-name-complex="Liberation Mono" style:font-size-complex="12pt" style:font-weight-complex="bold"/>
    </style:style>
    <style:style style:name="T102" style:family="text">
      <style:text-properties fo:color="#000000" style:text-line-through-style="none" style:text-line-through-type="none" style:font-name="Liberation Mono" fo:font-size="12pt" fo:font-weight="bold" officeooo:rsid="004060e0" fo:background-color="#ffffff" loext:char-shading-value="0" style:font-name-asian="Noto Sans Mono CJK SC" style:font-size-asian="12pt" style:font-weight-asian="bold" style:font-name-complex="Liberation Mono" style:font-size-complex="12pt" style:font-weight-complex="bold"/>
    </style:style>
    <style:style style:name="T103" style:family="text">
      <style:text-properties fo:color="#000000" style:text-line-through-style="none" style:text-line-through-type="none" style:font-name="Liberation Mono" fo:font-size="12pt" fo:font-weight="bold" officeooo:rsid="0040c76b" fo:background-color="#ffffff" loext:char-shading-value="0" style:font-name-asian="Noto Sans Mono CJK SC" style:font-size-asian="12pt" style:font-weight-asian="bold" style:font-name-complex="Liberation Mono" style:font-size-complex="12pt" style:font-weight-complex="bold"/>
    </style:style>
    <style:style style:name="T104" style:family="text">
      <style:text-properties fo:color="#000000" style:text-line-through-style="none" style:text-line-through-type="none" style:font-name="Liberation Mono" fo:font-size="12pt" fo:font-weight="bold" officeooo:rsid="0021612d" fo:background-color="#ffffff" loext:char-shading-value="0" style:font-name-asian="Noto Sans Mono CJK SC" style:font-size-asian="12pt" style:font-weight-asian="bold" style:font-name-complex="Liberation Mono" style:font-size-complex="12pt" style:font-weight-complex="bold"/>
    </style:style>
    <style:style style:name="T105" style:family="text">
      <style:text-properties fo:color="#000000" style:text-line-through-style="none" style:text-line-through-type="none" style:font-name="Liberation Mono" fo:font-size="12pt" fo:font-weight="bold" officeooo:rsid="0057a268" fo:background-color="#ffffff" loext:char-shading-value="0" style:font-name-asian="Noto Sans Mono CJK SC" style:font-size-asian="12pt" style:font-weight-asian="bold" style:font-name-complex="Liberation Mono" style:font-size-complex="12pt" style:font-weight-complex="bold"/>
    </style:style>
    <style:style style:name="T106" style:family="text">
      <style:text-properties fo:color="#000000" style:text-line-through-style="none" style:text-line-through-type="none" style:font-name="Liberation Mono" fo:font-size="12pt" fo:font-weight="bold" officeooo:rsid="00289394" fo:background-color="#ffff00" loext:char-shading-value="0" style:font-size-asian="12pt" style:font-weight-asian="bold" style:font-size-complex="12pt" style:font-weight-complex="bold"/>
    </style:style>
    <style:style style:name="T107" style:family="text">
      <style:text-properties fo:color="#000000" style:text-line-through-style="none" style:text-line-through-type="none" style:font-name="Liberation Mono" fo:font-size="12pt" fo:font-weight="bold" officeooo:rsid="0023f852" fo:background-color="#ffff00" loext:char-shading-value="0" style:font-size-asian="12pt" style:font-weight-asian="bold" style:font-size-complex="12pt" style:font-weight-complex="bold"/>
    </style:style>
    <style:style style:name="T108" style:family="text">
      <style:text-properties fo:color="#000000" style:text-line-through-style="none" style:text-line-through-type="none" style:font-name="Liberation Mono" fo:font-size="12pt" fo:font-weight="bold" officeooo:rsid="002991f2" fo:background-color="#ffff00" loext:char-shading-value="0" style:font-size-asian="12pt" style:font-weight-asian="bold" style:font-size-complex="12pt" style:font-weight-complex="bold"/>
    </style:style>
    <style:style style:name="T109" style:family="text">
      <style:text-properties fo:color="#000000" style:text-line-through-style="none" style:text-line-through-type="none" style:font-name="Liberation Mono" fo:font-size="12pt" fo:font-weight="bold" officeooo:rsid="0029df6d" fo:background-color="#ffff00" loext:char-shading-value="0" style:font-size-asian="12pt" style:font-weight-asian="bold" style:font-size-complex="12pt" style:font-weight-complex="bold"/>
    </style:style>
    <style:style style:name="T110" style:family="text">
      <style:text-properties fo:color="#000000" style:text-line-through-style="none" style:text-line-through-type="none" style:font-name="Liberation Mono" fo:font-size="12pt" fo:font-weight="bold" officeooo:rsid="0036605f" fo:background-color="#ffff00" loext:char-shading-value="0" style:font-size-asian="12pt" style:font-weight-asian="bold" style:font-size-complex="12pt" style:font-weight-complex="bold"/>
    </style:style>
    <style:style style:name="T111" style:family="text">
      <style:text-properties fo:color="#000000" style:text-line-through-style="none" style:text-line-through-type="none" style:font-name="Liberation Mono" fo:font-size="12pt" fo:font-weight="bold" officeooo:rsid="004182fb" fo:background-color="#ffff00" loext:char-shading-value="0" style:font-size-asian="12pt" style:font-weight-asian="bold" style:font-size-complex="12pt" style:font-weight-complex="bold"/>
    </style:style>
    <style:style style:name="T112" style:family="text">
      <style:text-properties fo:color="#000000" style:text-line-through-style="none" style:text-line-through-type="none" style:font-name="Liberation Mono" fo:font-size="12pt" fo:font-weight="bold" officeooo:rsid="0043f436" fo:background-color="#ffff00" loext:char-shading-value="0" style:font-size-asian="12pt" style:font-weight-asian="bold" style:font-size-complex="12pt" style:font-weight-complex="bold"/>
    </style:style>
    <style:style style:name="T113" style:family="text">
      <style:text-properties fo:color="#000000" style:text-line-through-style="none" style:text-line-through-type="none" style:font-name="Liberation Mono" fo:font-size="12pt" fo:font-weight="bold" officeooo:rsid="0044bba7" fo:background-color="#ffff00" loext:char-shading-value="0" style:font-size-asian="12pt" style:font-weight-asian="bold" style:font-size-complex="12pt" style:font-weight-complex="bold"/>
    </style:style>
    <style:style style:name="T114" style:family="text">
      <style:text-properties fo:color="#000000" style:text-line-through-style="none" style:text-line-through-type="none" style:font-name="Liberation Mono" fo:font-size="12pt" fo:font-weight="bold" officeooo:rsid="00435916" fo:background-color="#ffff00" loext:char-shading-value="0" style:font-size-asian="12pt" style:font-weight-asian="bold" style:font-size-complex="12pt" style:font-weight-complex="bold"/>
    </style:style>
    <style:style style:name="T115" style:family="text">
      <style:text-properties fo:color="#000000" style:text-line-through-style="none" style:text-line-through-type="none" style:font-name="Liberation Mono" fo:font-size="12pt" fo:font-weight="bold" officeooo:rsid="00526847" fo:background-color="#ffff00" loext:char-shading-value="0" style:font-size-asian="12pt" style:font-weight-asian="bold" style:font-size-complex="12pt" style:font-weight-complex="bold"/>
    </style:style>
    <style:style style:name="T116" style:family="text">
      <style:text-properties fo:color="#000000" style:text-line-through-style="none" style:text-line-through-type="none" style:font-name="Liberation Mono" fo:font-size="12pt" fo:font-weight="bold" officeooo:rsid="00557ccf" fo:background-color="#ffff00" loext:char-shading-value="0" style:font-size-asian="12pt" style:font-weight-asian="bold" style:font-size-complex="12pt" style:font-weight-complex="bold"/>
    </style:style>
    <style:style style:name="T117" style:family="text">
      <style:text-properties fo:color="#000000" style:text-line-through-style="none" style:text-line-through-type="none" style:font-name="Liberation Mono" fo:font-size="12pt" fo:font-weight="bold" officeooo:rsid="0053d819" fo:background-color="#ffff00" loext:char-shading-value="0" style:font-size-asian="12pt" style:font-weight-asian="bold" style:font-size-complex="12pt" style:font-weight-complex="bold"/>
    </style:style>
    <style:style style:name="T118" style:family="text">
      <style:text-properties fo:color="#000000" style:text-line-through-style="none" style:text-line-through-type="none" style:font-name="Liberation Mono" fo:font-size="12pt" fo:font-weight="bold" officeooo:rsid="0057a268" fo:background-color="#ffff00" loext:char-shading-value="0" style:font-size-asian="12pt" style:font-weight-asian="bold" style:font-size-complex="12pt" style:font-weight-complex="bold"/>
    </style:style>
    <style:style style:name="T119" style:family="text">
      <style:text-properties fo:color="#000000" style:text-line-through-style="none" style:text-line-through-type="none" style:font-name="Liberation Mono" fo:font-size="12pt" fo:font-weight="bold" officeooo:rsid="00501fe4" fo:background-color="#ffff00" loext:char-shading-value="0" style:font-name-asian="Noto Sans Mono CJK SC" style:font-size-asian="12pt" style:font-weight-asian="bold" style:font-name-complex="Liberation Mono" style:font-size-complex="12pt" style:font-weight-complex="bold"/>
    </style:style>
    <style:style style:name="T120" style:family="text">
      <style:text-properties fo:color="#000000" style:text-line-through-style="none" style:text-line-through-type="none" style:font-name="Liberation Mono" fo:font-size="12pt" fo:font-weight="bold" officeooo:rsid="00557ccf" fo:background-color="transparent" loext:char-shading-value="0" style:font-size-asian="12pt" style:font-weight-asian="bold" style:font-size-complex="12pt" style:font-weight-complex="bold"/>
    </style:style>
    <style:style style:name="T121" style:family="text">
      <style:text-properties fo:color="#000000" style:text-line-through-style="none" style:text-line-through-type="none" style:font-name="Liberation Mono" fo:font-size="12pt" fo:font-weight="bold" officeooo:rsid="0057a268" fo:background-color="transparent" loext:char-shading-value="0" style:font-size-asian="12pt" style:font-weight-asian="bold" style:font-size-complex="12pt" style:font-weight-complex="bold"/>
    </style:style>
    <style:style style:name="T122" style:family="text">
      <style:text-properties fo:color="#000000" style:text-line-through-style="none" style:text-line-through-type="none" style:font-name="Liberation Mono" fo:font-size="12pt" fo:font-weight="bold" officeooo:rsid="0057a268" fo:background-color="#bbe33d" loext:char-shading-value="0" style:font-size-asian="12pt" style:font-weight-asian="bold" style:font-size-complex="12pt" style:font-weight-complex="bold"/>
    </style:style>
    <style:style style:name="T123" style:family="text">
      <style:text-properties fo:color="#000000" style:text-line-through-style="none" style:text-line-through-type="none" style:font-name="Liberation Mono" fo:font-size="12pt" fo:font-weight="bold" officeooo:rsid="0057a268" fo:background-color="#81d41a" loext:char-shading-value="0" style:font-size-asian="12pt" style:font-weight-asian="bold" style:font-size-complex="12pt" style:font-weight-complex="bold"/>
    </style:style>
    <style:style style:name="T124" style:family="text">
      <style:text-properties fo:color="#000000" style:text-line-through-style="none" style:text-line-through-type="none" style:font-name="Liberation Mono" fo:font-size="12pt" fo:font-weight="bold" officeooo:rsid="0053d819" fo:background-color="#81d41a" loext:char-shading-value="0" style:font-size-asian="12pt" style:font-weight-asian="bold" style:font-size-complex="12pt" style:font-weight-complex="bold"/>
    </style:style>
    <style:style style:name="T125" style:family="text">
      <style:text-properties fo:color="#000000" style:text-line-through-style="none" style:text-line-through-type="none" style:font-name="Liberation Mono" fo:font-size="12pt" fo:font-weight="normal" officeooo:rsid="0021612d" fo:background-color="#ffffff" loext:char-shading-value="0" style:font-size-asian="12pt" style:font-weight-asian="normal" style:font-size-complex="12pt" style:font-weight-complex="normal"/>
    </style:style>
    <style:style style:name="T126" style:family="text">
      <style:text-properties fo:color="#000000" style:text-line-through-style="none" style:text-line-through-type="none" style:font-name="Liberation Mono" fo:font-size="12pt" fo:font-weight="normal" officeooo:rsid="00289394" fo:background-color="#ffffff" loext:char-shading-value="0" style:font-size-asian="12pt" style:font-weight-asian="normal" style:font-size-complex="12pt" style:font-weight-complex="normal"/>
    </style:style>
    <style:style style:name="T127" style:family="text">
      <style:text-properties fo:color="#000000" style:text-line-through-style="none" style:text-line-through-type="none" style:font-name="Liberation Mono" fo:font-size="12pt" fo:font-weight="normal" officeooo:rsid="00216e3f" fo:background-color="#ffffff" loext:char-shading-value="0" style:font-size-asian="12pt" style:font-weight-asian="normal" style:font-size-complex="12pt" style:font-weight-complex="normal"/>
    </style:style>
    <style:style style:name="T128" style:family="text">
      <style:text-properties fo:color="#000000" style:text-line-through-style="none" style:text-line-through-type="none" style:font-name="Liberation Mono" fo:font-size="12pt" fo:font-weight="normal" officeooo:rsid="0029df6d" fo:background-color="#ffffff" loext:char-shading-value="0" style:font-size-asian="12pt" style:font-weight-asian="normal" style:font-size-complex="12pt" style:font-weight-complex="normal"/>
    </style:style>
    <style:style style:name="T129" style:family="text">
      <style:text-properties fo:color="#000000" style:text-line-through-style="none" style:text-line-through-type="none" style:font-name="Liberation Mono" fo:font-size="12pt" fo:font-weight="normal" officeooo:rsid="002bd6a8" fo:background-color="#ffffff" loext:char-shading-value="0" style:font-size-asian="12pt" style:font-weight-asian="normal" style:font-size-complex="12pt" style:font-weight-complex="normal"/>
    </style:style>
    <style:style style:name="T130" style:family="text">
      <style:text-properties fo:color="#000000" style:text-line-through-style="none" style:text-line-through-type="none" style:font-name="Liberation Mono" fo:font-size="12pt" fo:font-weight="normal" officeooo:rsid="0036605f" fo:background-color="#ffffff" loext:char-shading-value="0" style:font-size-asian="12pt" style:font-weight-asian="normal" style:font-size-complex="12pt" style:font-weight-complex="normal"/>
    </style:style>
    <style:style style:name="T131" style:family="text">
      <style:text-properties fo:color="#000000" style:text-line-through-style="none" style:text-line-through-type="none" style:font-name="Liberation Mono" fo:font-size="12pt" fo:font-weight="normal" officeooo:rsid="0040c76b" fo:background-color="#ffffff" loext:char-shading-value="0" style:font-size-asian="12pt" style:font-weight-asian="normal" style:font-size-complex="12pt" style:font-weight-complex="normal"/>
    </style:style>
    <style:style style:name="T132" style:family="text">
      <style:text-properties fo:color="#000000" style:text-line-through-style="none" style:text-line-through-type="none" style:font-name="Liberation Mono" fo:font-size="12pt" fo:font-weight="normal" officeooo:rsid="004182fb" fo:background-color="#ffffff" loext:char-shading-value="0" style:font-size-asian="12pt" style:font-weight-asian="normal" style:font-size-complex="12pt" style:font-weight-complex="normal"/>
    </style:style>
    <style:style style:name="T133" style:family="text">
      <style:text-properties fo:color="#000000" style:text-line-through-style="none" style:text-line-through-type="none" style:font-name="Liberation Mono" fo:font-size="12pt" fo:font-weight="normal" officeooo:rsid="004299d5" fo:background-color="#ffffff" loext:char-shading-value="0" style:font-size-asian="12pt" style:font-weight-asian="normal" style:font-size-complex="12pt" style:font-weight-complex="normal"/>
    </style:style>
    <style:style style:name="T134" style:family="text">
      <style:text-properties fo:color="#000000" style:text-line-through-style="none" style:text-line-through-type="none" style:font-name="Liberation Mono" fo:font-size="12pt" fo:font-weight="normal" officeooo:rsid="00435916" fo:background-color="#ffffff" loext:char-shading-value="0" style:font-size-asian="12pt" style:font-weight-asian="normal" style:font-size-complex="12pt" style:font-weight-complex="normal"/>
    </style:style>
    <style:style style:name="T135" style:family="text">
      <style:text-properties fo:color="#000000" style:text-line-through-style="none" style:text-line-through-type="none" style:font-name="Liberation Mono" fo:font-size="12pt" fo:font-weight="normal" officeooo:rsid="0043f436" fo:background-color="#ffffff" loext:char-shading-value="0" style:font-size-asian="12pt" style:font-weight-asian="normal" style:font-size-complex="12pt" style:font-weight-complex="normal"/>
    </style:style>
    <style:style style:name="T136" style:family="text">
      <style:text-properties fo:color="#000000" style:text-line-through-style="none" style:text-line-through-type="none" style:font-name="Liberation Mono" fo:font-size="12pt" fo:font-weight="normal" officeooo:rsid="0044bba7" fo:background-color="#ffffff" loext:char-shading-value="0" style:font-size-asian="12pt" style:font-weight-asian="normal" style:font-size-complex="12pt" style:font-weight-complex="normal"/>
    </style:style>
    <style:style style:name="T137" style:family="text">
      <style:text-properties fo:color="#000000" style:text-line-through-style="none" style:text-line-through-type="none" style:font-name="Liberation Mono" fo:font-size="12pt" fo:font-weight="normal" officeooo:rsid="00497b1f" fo:background-color="#ffffff" loext:char-shading-value="0" style:font-size-asian="12pt" style:font-weight-asian="normal" style:font-size-complex="12pt" style:font-weight-complex="normal"/>
    </style:style>
    <style:style style:name="T138" style:family="text">
      <style:text-properties fo:color="#000000" style:text-line-through-style="none" style:text-line-through-type="none" style:font-name="Liberation Mono" fo:font-size="12pt" fo:font-weight="normal" officeooo:rsid="00501fe4" fo:background-color="#ffffff" loext:char-shading-value="0" style:font-size-asian="12pt" style:font-weight-asian="normal" style:font-size-complex="12pt" style:font-weight-complex="normal"/>
    </style:style>
    <style:style style:name="T139" style:family="text">
      <style:text-properties fo:color="#000000" style:text-line-through-style="none" style:text-line-through-type="none" style:font-name="Liberation Mono" fo:font-size="12pt" fo:font-weight="normal" officeooo:rsid="00501fe4" fo:background-color="#ffffff" loext:char-shading-value="0" style:font-size-asian="12pt" style:font-weight-asian="normal" style:font-size-complex="12pt" style:font-weight-complex="normal"/>
    </style:style>
    <style:style style:name="T140" style:family="text">
      <style:text-properties fo:color="#000000" style:text-line-through-style="none" style:text-line-through-type="none" style:font-name="Liberation Mono" fo:font-size="12pt" fo:font-weight="normal" officeooo:rsid="00526847" fo:background-color="#ffffff" loext:char-shading-value="0" style:font-size-asian="12pt" style:font-weight-asian="normal" style:font-size-complex="12pt" style:font-weight-complex="normal"/>
    </style:style>
    <style:style style:name="T141" style:family="text">
      <style:text-properties fo:color="#000000" style:text-line-through-style="none" style:text-line-through-type="none" style:font-name="Liberation Mono" fo:font-size="12pt" fo:font-weight="normal" officeooo:rsid="0052ca2d" fo:background-color="#ffffff" loext:char-shading-value="0" style:font-size-asian="12pt" style:font-weight-asian="normal" style:font-size-complex="12pt" style:font-weight-complex="normal"/>
    </style:style>
    <style:style style:name="T142" style:family="text">
      <style:text-properties fo:color="#000000" style:text-line-through-style="none" style:text-line-through-type="none" style:font-name="Liberation Mono" fo:font-size="12pt" fo:font-weight="normal" officeooo:rsid="0053d819" fo:background-color="#ffffff" loext:char-shading-value="0" style:font-size-asian="12pt" style:font-weight-asian="normal" style:font-size-complex="12pt" style:font-weight-complex="normal"/>
    </style:style>
    <style:style style:name="T143" style:family="text">
      <style:text-properties fo:color="#000000" style:text-line-through-style="none" style:text-line-through-type="none" style:font-name="Liberation Mono" fo:font-size="12pt" fo:font-weight="normal" officeooo:rsid="00557ccf" fo:background-color="#ffffff" loext:char-shading-value="0" style:font-size-asian="12pt" style:font-weight-asian="normal" style:font-size-complex="12pt" style:font-weight-complex="normal"/>
    </style:style>
    <style:style style:name="T144" style:family="text">
      <style:text-properties fo:color="#000000" style:text-line-through-style="none" style:text-line-through-type="none" style:font-name="Liberation Mono" fo:font-size="12pt" fo:font-weight="normal" officeooo:rsid="0057a268" fo:background-color="#ffffff" loext:char-shading-value="0" style:font-size-asian="12pt" style:font-weight-asian="normal" style:font-size-complex="12pt" style:font-weight-complex="normal"/>
    </style:style>
    <style:style style:name="T145" style:family="text">
      <style:text-properties fo:color="#000000" style:text-line-through-style="none" style:text-line-through-type="none" style:font-name="Liberation Mono" fo:font-size="12pt" fo:font-weight="normal" officeooo:rsid="004060e0" fo:background-color="#ffffff" loext:char-shading-value="0" style:font-name-asian="Noto Sans Mono CJK SC" style:font-size-asian="12pt" style:font-weight-asian="normal" style:font-name-complex="Liberation Mono" style:font-size-complex="12pt" style:font-weight-complex="normal"/>
    </style:style>
    <style:style style:name="T146" style:family="text">
      <style:text-properties fo:color="#000000" style:text-line-through-style="none" style:text-line-through-type="none" style:font-name="Liberation Mono" fo:font-size="12pt" fo:font-weight="normal" officeooo:rsid="00501fe4" fo:background-color="#ffffff" loext:char-shading-value="0" style:font-name-asian="Noto Sans Mono CJK SC" style:font-size-asian="12pt" style:font-weight-asian="normal" style:font-name-complex="Liberation Mono" style:font-size-complex="12pt" style:font-weight-complex="normal"/>
    </style:style>
    <style:style style:name="T147" style:family="text">
      <style:text-properties fo:color="#000000" style:text-line-through-style="none" style:text-line-through-type="none" style:font-name="Liberation Mono" fo:font-size="12pt" fo:font-weight="normal" officeooo:rsid="0052ca2d" fo:background-color="#ffffff" loext:char-shading-value="0" style:font-name-asian="Noto Sans Mono CJK SC" style:font-size-asian="12pt" style:font-weight-asian="normal" style:font-name-complex="Liberation Mono" style:font-size-complex="12pt" style:font-weight-complex="normal"/>
    </style:style>
    <style:style style:name="T148" style:family="text">
      <style:text-properties fo:color="#000000" style:text-line-through-style="none" style:text-line-through-type="none" style:font-name="Liberation Mono" fo:font-size="12pt" fo:font-weight="normal" officeooo:rsid="0057a268" fo:background-color="#ffffff" loext:char-shading-value="0" style:font-name-asian="Noto Sans Mono CJK SC" style:font-size-asian="12pt" style:font-weight-asian="normal" style:font-name-complex="Liberation Mono" style:font-size-complex="12pt" style:font-weight-complex="normal"/>
    </style:style>
    <style:style style:name="T149" style:family="text">
      <style:text-properties fo:color="#000000" style:text-line-through-style="none" style:text-line-through-type="none" style:font-name="Liberation Mono" fo:font-size="12pt" fo:font-weight="normal" officeooo:rsid="0021612d" fo:background-color="#ffff00" loext:char-shading-value="0" style:font-size-asian="12pt" style:font-weight-asian="normal" style:font-size-complex="12pt" style:font-weight-complex="normal"/>
    </style:style>
    <style:style style:name="T150" style:family="text">
      <style:text-properties fo:color="#000000" style:text-line-through-style="none" style:text-line-through-type="none" style:font-name="Liberation Mono" fo:font-size="12pt" fo:font-weight="normal" officeooo:rsid="00435916" fo:background-color="transparent" loext:char-shading-value="0" style:font-size-asian="12pt" style:font-weight-asian="normal" style:font-size-complex="12pt" style:font-weight-complex="normal"/>
    </style:style>
    <style:style style:name="T151" style:family="text">
      <style:text-properties fo:color="#000000" style:text-line-through-style="none" style:text-line-through-type="none" style:font-name="Liberation Mono" fo:font-size="12pt" officeooo:rsid="0029df6d" fo:background-color="#ffffff" loext:char-shading-value="0" style:font-size-asian="12pt" style:font-size-complex="12pt"/>
    </style:style>
    <style:style style:name="T152" style:family="text">
      <style:text-properties fo:color="#000000" style:text-line-through-style="none" style:text-line-through-type="none" style:font-name="Liberation Mono" fo:font-size="12pt" officeooo:rsid="002bd6a8" fo:background-color="#ffffff" loext:char-shading-value="0" style:font-size-asian="12pt" style:font-size-complex="12pt"/>
    </style:style>
    <style:style style:name="T153" style:family="text">
      <style:text-properties fo:color="#000000" style:text-line-through-style="none" style:text-line-through-type="none" style:font-name="Liberation Mono" fo:font-size="12pt" officeooo:rsid="0029df6d" fo:background-color="#ffff00" loext:char-shading-value="0" style:font-size-asian="12pt" style:font-size-complex="12pt"/>
    </style:style>
    <style:style style:name="T154" style:family="text">
      <style:text-properties fo:color="#000000" style:text-line-through-style="none" style:text-line-through-type="none" style:font-name="Liberation Mono" fo:font-weight="normal" officeooo:rsid="00497b1f" fo:background-color="#ffffff" loext:char-shading-value="0" style:font-weight-asian="normal" style:font-weight-complex="normal"/>
    </style:style>
    <style:style style:name="T155" style:family="text">
      <style:text-properties fo:color="#000000" style:text-line-through-style="none" style:text-line-through-type="none" style:font-name="Liberation Mono" fo:font-size="18pt" fo:font-weight="normal" officeooo:rsid="00497b1f" fo:background-color="#ffffff" loext:char-shading-value="0" style:font-size-asian="15.75pt" style:font-weight-asian="normal" style:font-size-complex="18pt" style:font-weight-complex="normal"/>
    </style:style>
    <style:style style:name="T156" style:family="text">
      <style:text-properties fo:font-weight="bold" style:font-weight-asian="bold" style:font-weight-complex="bold"/>
    </style:style>
    <style:style style:name="T157" style:family="text">
      <style:text-properties fo:font-weight="bold" officeooo:rsid="00183e2f" style:font-weight-asian="bold" style:font-weight-complex="bold"/>
    </style:style>
    <style:style style:name="T158" style:family="text">
      <style:text-properties fo:font-weight="bold" fo:background-color="#ffff00" loext:char-shading-value="0" style:font-weight-asian="bold" style:font-weight-complex="bold"/>
    </style:style>
    <style:style style:name="T159" style:family="text">
      <style:text-properties fo:font-weight="bold" fo:background-color="#ffff00" loext:char-shading-value="0" style:font-weight-asian="bold" style:font-weight-complex="bold"/>
    </style:style>
    <style:style style:name="T160" style:family="text">
      <style:text-properties fo:font-weight="bold" officeooo:rsid="004d1ca9" fo:background-color="#ffff00" loext:char-shading-value="0" style:font-weight-asian="bold" style:font-weight-complex="bold"/>
    </style:style>
    <style:style style:name="T161" style:family="text">
      <style:text-properties officeooo:rsid="00183e2f"/>
    </style:style>
    <style:style style:name="T162" style:family="text">
      <style:text-properties style:font-name="Liberation Mono"/>
    </style:style>
    <style:style style:name="T163" style:family="text">
      <style:text-properties style:font-name="Liberation Mono" fo:font-weight="bold" style:font-weight-asian="bold" style:font-weight-complex="bold"/>
    </style:style>
    <style:style style:name="T164" style:family="text">
      <style:text-properties style:font-name="Liberation Mono" fo:font-weight="bold" officeooo:rsid="0019c29f" style:font-weight-asian="bold" style:font-weight-complex="bold"/>
    </style:style>
    <style:style style:name="T165" style:family="text">
      <style:text-properties style:font-name="Liberation Mono" fo:font-weight="bold" officeooo:rsid="001b6e45" style:font-weight-asian="bold" style:font-weight-complex="bold"/>
    </style:style>
    <style:style style:name="T166" style:family="text">
      <style:text-properties style:font-name="Liberation Mono" fo:font-weight="bold" officeooo:rsid="001bb24e" style:font-weight-asian="bold" style:font-weight-complex="bold"/>
    </style:style>
    <style:style style:name="T167" style:family="text">
      <style:text-properties style:font-name="Liberation Mono" fo:font-weight="bold" officeooo:rsid="0034066e" style:font-weight-asian="bold" style:font-weight-complex="bold"/>
    </style:style>
    <style:style style:name="T168" style:family="text">
      <style:text-properties style:font-name="Liberation Mono" fo:font-size="12pt" style:font-size-asian="12pt" style:font-size-complex="12pt"/>
    </style:style>
    <style:style style:name="T169" style:family="text">
      <style:text-properties style:font-name="Liberation Mono" fo:font-size="12pt" officeooo:rsid="00180373" style:font-size-asian="12pt" style:font-size-complex="12pt"/>
    </style:style>
    <style:style style:name="T170" style:family="text">
      <style:text-properties style:font-name="Liberation Mono" fo:font-size="12pt" officeooo:rsid="001b6e45" style:font-size-asian="12pt" style:font-size-complex="12pt"/>
    </style:style>
    <style:style style:name="T171" style:family="text">
      <style:text-properties style:font-name="Liberation Mono" fo:font-size="12pt" fo:font-weight="bold" officeooo:rsid="00180373" fo:background-color="#ffffff" loext:char-shading-value="0" style:font-name-asian="Noto Sans Mono CJK SC" style:font-size-asian="12pt" style:font-weight-asian="bold" style:font-name-complex="Liberation Mono" style:font-size-complex="12pt" style:font-weight-complex="bold"/>
    </style:style>
    <style:style style:name="T172" style:family="text">
      <style:text-properties style:font-name="Liberation Mono" fo:font-size="12pt" fo:background-color="#ffffff" loext:char-shading-value="0" style:font-size-asian="12pt" style:font-size-complex="12pt"/>
    </style:style>
    <style:style style:name="T173" style:family="text">
      <style:text-properties style:font-name="Liberation Mono" fo:font-weight="normal" style:font-weight-asian="normal" style:font-weight-complex="normal"/>
    </style:style>
    <style:style style:name="T174" style:family="text">
      <style:text-properties style:font-name="Liberation Mono" fo:font-weight="normal" officeooo:rsid="0019c29f" style:font-weight-asian="normal" style:font-weight-complex="normal"/>
    </style:style>
    <style:style style:name="T175" style:family="text">
      <style:text-properties style:font-name="Liberation Mono" fo:font-weight="normal" officeooo:rsid="001a3695" style:font-weight-asian="normal" style:font-weight-complex="normal"/>
    </style:style>
    <style:style style:name="T176" style:family="text">
      <style:text-properties style:font-name="Liberation Mono" fo:font-weight="normal" officeooo:rsid="001b6e45" style:font-weight-asian="normal" style:font-weight-complex="normal"/>
    </style:style>
    <style:style style:name="T177" style:family="text">
      <style:text-properties style:font-name="Liberation Mono" fo:font-weight="normal" officeooo:rsid="001bb24e" style:font-weight-asian="normal" style:font-weight-complex="normal"/>
    </style:style>
    <style:style style:name="T178" style:family="text">
      <style:text-properties officeooo:rsid="004a9db2"/>
    </style:style>
    <style:style style:name="T179" style:family="text">
      <style:text-properties officeooo:rsid="0057a268"/>
    </style:style>
    <style:style style:name="T180" style:family="text">
      <style:text-properties officeooo:rsid="005a4d6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tracked-changes text:track-changes="false">
        <text:changed-region xml:id="ct94603497374224" text:id="ct94603497374224">
          <text:insertion>
            <office:change-info>
              <dc:creator>Unknown Author</dc:creator>
              <dc:date>2022-04-10T23:58:1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rminal (CLI) Things</text:p>
      <text:p text:style-name="P2"><text:span text:style-name="T5">B</text:span><text:span text:style-name="T4">asics and Navigation</text:span></text:p>
      <text:p text:style-name="P9"/>
      <text:p text:style-name="P3"><text:span text:style-name="T70">***</text:span><text:span text:style-name="T6">Syntax refers to the rules that define the structure of a language. Syntax in computer programming means </text:span><text:span text:style-name="T69">the rules that control the structure of the symbols, punctuation, and words of a programming language</text:span><text:span text:style-name="T6">. Without syntax, the meaning or semantics of a language is nearly impossible to understand.</text:span><text:span text:style-name="T70">***</text:span></text:p>
      <text:p text:style-name="P7"/>
      <text:list xml:id="list329082000" text:style-name="L1">
        <text:list-item>
          <text:p text:style-name="P37"><text:span text:style-name="T71">CTRL+ C</text:span><text:span text:style-name="T2"> = Stops continuous pings in terminal</text:span></text:p>
        </text:list-item>
        <text:list-item>
          <text:p text:style-name="P37"><text:span text:style-name="T72">ls</text:span><text:span text:style-name="T2"> – Shows you the files and folders in the current directory </text:span><text:span text:style-name="T3">you are in by default</text:span><text:span text:style-name="T2">(will show nothing if directory is empty)</text:span></text:p>
        </text:list-item>
        <text:list-item>
          <text:p text:style-name="P10"><text:span text:style-name="T8">l</text:span><text:span text:style-name="T9">s &lt;path&gt; - </text:span><text:span text:style-name="T172">shows the files and directories inside of the </text:span><text:span text:style-name="Source_20_Text"><text:span text:style-name="T171">&lt;path&gt;</text:span></text:span><text:span text:style-name="T168"> directory </text:span><text:span text:style-name="T169">you are querying, without having to leave the current directory(folder) you are in</text:span></text:p>
        </text:list-item>
        <text:list-item>
          <text:p text:style-name="P37"><text:span text:style-name="T156">ls -a</text:span> – Shows both “visible” and “hidden” files and directories.</text:p>
        </text:list-item>
        <text:list-item>
          <text:p text:style-name="P37"><text:span text:style-name="T157">ls -l</text:span><text:span text:style-name="T161"> – “long form listing” will list out names of files/directories and provide more detailed info about them. </text:span></text:p>
          <text:p text:style-name="P10"><text:span text:style-name="T168">If the </text:span><text:span text:style-name="Source_20_Text"><text:span text:style-name="T168">-l</text:span></text:span><text:span text:style-name="T168"> option is given, the following information is displayed for each f</text:span><text:span text:style-name="T170">ls</text:span><text:span text:style-name="T168">ile: file mode, number of links, owner name, group name, number of bytes in the file, abbreviated month, day-of-month file was last modified, hour file last modified, minute file last modified, and the pathname. We can also see that some paths are followed by </text:span><text:span text:style-name="Source_20_Text"><text:span text:style-name="T168">-&gt;</text:span></text:span><text:span text:style-name="T168"> and another path. These paths are symlinked to the directories that follow the </text:span><text:span text:style-name="Source_20_Text"><text:span text:style-name="T168">-&gt;</text:span></text:span><text:span text:style-name="T168">.</text:span></text:p>
        </text:list-item>
        <text:list-item>
          <text:p text:style-name="P10"><text:span text:style-name="T163">ls -lh</text:span><text:span text:style-name="T162"> –</text:span><text:span text:style-name="T173"> (Basically same as </text:span><text:span text:style-name="T163">ls-l</text:span><text:span text:style-name="T162">) BUT </text:span><text:span text:style-name="Source_20_Text"><text:span text:style-name="T173">useful to see the size of the file in </text:span></text:span><text:span text:style-name="Source_20_Text"><text:span text:style-name="T162">human readable</text:span></text:span><text:span text:style-name="Source_20_Text"><text:span text:style-name="T173"> terms, such as 1.7K or 35M</text:span></text:span></text:p>
        </text:list-item>
        <text:list-item>
          <text:p text:style-name="P11"><text:span text:style-name="Source_20_Text"><text:span text:style-name="T164">ls -lhs</text:span></text:span><text:span text:style-name="Source_20_Text"><text:span text:style-name="T174"> - (Basically same as </text:span></text:span><text:span text:style-name="Source_20_Text"><text:span text:style-name="T164">ls-l</text:span></text:span><text:span text:style-name="Source_20_Text"><text:span text:style-name="T174">) </text:span></text:span><text:span text:style-name="Source_20_Text"><text:span text:style-name="T175">BUT </text:span></text:span><text:span text:style-name="Source_20_Text"><text:span text:style-name="T174">will sort the results of ls by file size, instead of the default sorting by name.</text:span></text:span></text:p>
        </text:list-item>
        <text:list-item>
          <text:p text:style-name="P12"><text:span text:style-name="Source_20_Text"><text:span text:style-name="T165">ls -lt</text:span></text:span><text:span text:style-name="Source_20_Text"><text:span text:style-name="T176"> -Sorting by last modified time</text:span></text:span></text:p>
        </text:list-item>
        <text:list-item>
          <text:p text:style-name="P12"><text:span text:style-name="Source_20_Text"><text:span text:style-name="T165">ls -lr –</text:span></text:span><text:span text:style-name="Source_20_Text"><text:span text:style-name="T176"> Reverse Sort. Using the </text:span></text:span><text:span text:style-name="Source_20_Text"><text:span text:style-name="T165">-r</text:span></text:span><text:span text:style-name="Source_20_Text"><text:span text:style-name="T176"> flag we are able to reverse the results of </text:span></text:span><text:span text:style-name="Source_20_Text"><text:span text:style-name="T165">ls. <text:s/></text:span></text:span><text:span text:style-name="Source_20_Text"><text:span text:style-name="T176">We can also use the </text:span></text:span><text:span text:style-name="Source_20_Text"><text:span text:style-name="T165">-r</text:span></text:span><text:span text:style-name="Source_20_Text"><text:span text:style-name="T176"> flag with other options to reverse their sort order. For example, </text:span></text:span><text:span text:style-name="Source_20_Text"><text:span text:style-name="T165">ls -lSr/ <text:s text:c="4"/></text:span></text:span><text:span text:style-name="Source_20_Text"><text:span text:style-name="T166">ls -lhsr/ ls -l</text:span></text:span><text:span text:style-name="Source_20_Text"><text:span text:style-name="T167">rt</text:span></text:span><text:span text:style-name="Source_20_Text"><text:span text:style-name="T166">; </text:span></text:span><text:span text:style-name="Source_20_Text"><text:span text:style-name="T177">etc.</text:span></text:span></text:p>
        </text:list-item>
        <text:list-item>
          <text:p text:style-name="P37"><text:soft-page-break/><text:span text:style-name="T74">t</text:span><text:span text:style-name="T73">ouch</text:span><text:span text:style-name="T1"> – create a file in Terminal (CLI) </text:span><text:span text:style-name="T76">(ie. touch test.txt</text:span><text:span text:style-name="T77">)</text:span><text:span text:style-name="T7"> </text:span><text:span text:style-name="T77">NOTE: can create multiple files at once (ie. touch test.txt index.html script.js style.css)</text:span><text:span text:style-name="T7"> The touch command's primary function is to </text:span><text:span text:style-name="T75">modify a timestamp</text:span><text:span text:style-name="T7">. Commonly, the utility is used for </text:span><text:span text:style-name="T75">file creation</text:span><text:span text:style-name="T7">, although this is not its primary function. The terminal program can change the modification and access time for any given file. The touch command creates a file only if the file doesn't already exist.</text:span></text:p>
        </text:list-item>
        <text:list-item>
          <text:p text:style-name="P10"><text:span text:style-name="T10">pwd</text:span><text:span text:style-name="T42"> (Present Working Directory) – <text:s/>Display’s the path of your home directory. It is quite common to see a tilde (</text:span><text:span text:style-name="Source_20_Text"><text:span text:style-name="T42">~</text:span></text:span><text:span text:style-name="T42">) in place of the full path for a home directory. The </text:span><text:span text:style-name="Source_20_Text"><text:span text:style-name="T42">~</text:span></text:span><text:span text:style-name="T42"> will expand to be the path of your home directory when you use commands such as </text:span><text:span text:style-name="Source_20_Text"><text:span text:style-name="T42">cd</text:span></text:span><text:span text:style-name="Source_20_Text"><text:span text:style-name="T43">. To find out where you are you can use the pwd command.</text:span></text:span></text:p>
        </text:list-item>
        <text:list-item>
          <text:p text:style-name="P10"><text:span text:style-name="Source_20_Text"><text:span text:style-name="T11">pwd -P</text:span></text:span><text:span text:style-name="Source_20_Text"><text:span text:style-name="T44"> - If we want to see the </text:span></text:span><text:span text:style-name="Source_20_Text"><text:span text:style-name="T45">ACTUAL </text:span></text:span><text:span text:style-name="Source_20_Text"><text:span text:style-name="T65">PHYSICAL PATH</text:span></text:span><text:span text:style-name="Source_20_Text"><text:span text:style-name="T44">, with all of the symlinks resolved, we can use the -P flag. Symlinks </text:span></text:span><text:span text:style-name="Source_20_Text"><text:span text:style-name="T46">(</text:span></text:span><text:span text:style-name="Source_20_Text"><text:span text:style-name="T44">also known as Soft links</text:span></text:span><text:span text:style-name="Source_20_Text"><text:span text:style-name="T46">)</text:span></text:span><text:span text:style-name="Source_20_Text"><text:span text:style-name="T44">, are similar to shortcuts as displayed in Windows OS, and can point to another file or directory in any file system.</text:span></text:span></text:p>
        </text:list-item>
        <text:list-item>
          <text:p text:style-name="P10"><text:span text:style-name="Source_20_Text"><text:span text:style-name="T12">cd</text:span></text:span><text:span text:style-name="Source_20_Text"><text:span text:style-name="T47"> – Command will allow you to </text:span></text:span><text:span text:style-name="Source_20_Text"><text:span text:style-name="T68">change directories</text:span></text:span><text:span text:style-name="Source_20_Text"><text:span text:style-name="T47"> (ie. navigate around your folders </text:span></text:span><text:span text:style-name="Source_20_Text"><text:span text:style-name="T67">as you would using the GUI.)</text:span></text:span></text:p>
        </text:list-item>
        <text:list-item>
          <text:p text:style-name="P10"><text:span text:style-name="Source_20_Text"><text:span text:style-name="T13">cd /</text:span></text:span><text:span text:style-name="Source_20_Text"><text:span text:style-name="T48"> - To navigate into the root directory</text:span></text:span></text:p>
        </text:list-item>
        <text:list-item>
          <text:p text:style-name="P10"><text:span text:style-name="Source_20_Text"><text:span text:style-name="T13">cd or cd~</text:span></text:span><text:span text:style-name="Source_20_Text"><text:span text:style-name="T48"> - To navigate to your home directory</text:span></text:span></text:p>
        </text:list-item>
        <text:list-item>
          <text:p text:style-name="P10"><text:span text:style-name="Source_20_Text"><text:span text:style-name="T13">cd ..</text:span></text:span><text:span text:style-name="Source_20_Text"><text:span text:style-name="T48"> - To navigate up one directory level</text:span></text:span></text:p>
        </text:list-item>
        <text:list-item>
          <text:p text:style-name="P10"><text:span text:style-name="Source_20_Text"><text:span text:style-name="T13">cd -</text:span></text:span><text:span text:style-name="Source_20_Text"><text:span text:style-name="T48"> - To navigate to the previous directory (or back)</text:span></text:span></text:p>
        </text:list-item>
        <text:list-item>
          <text:p text:style-name="P10"><text:span text:style-name="Source_20_Text"><text:span text:style-name="T48">To navigate through multiple levels of directory at once, specify the full directory path that you want to go to. For example, use, </text:span></text:span><text:span text:style-name="Source_20_Text"><text:span text:style-name="T13">"cd /var/www"</text:span></text:span><text:span text:style-name="Source_20_Text"><text:span text:style-name="T48"> to go directly to the </text:span></text:span><text:span text:style-name="Source_20_Text"><text:span text:style-name="T13">/www subdirectory of /var/</text:span></text:span><text:span text:style-name="Source_20_Text"><text:span text:style-name="T48">. As another example, </text:span></text:span><text:span text:style-name="Source_20_Text"><text:span text:style-name="T13">"cd ~/Desktop"</text:span></text:span><text:span text:style-name="Source_20_Text"><text:span text:style-name="T48"> will move you to the Desktop subdirectory inside your home directory.</text:span></text:span></text:p>
        </text:list-item>
        <text:list-item>
          <text:p text:style-name="P13"><text:span text:style-name="Source_20_Text"><text:span text:style-name="T20">mkdir </text:span></text:span><text:span text:style-name="Source_20_Text"><text:span text:style-name="T21">&lt;name&gt;</text:span></text:span><text:span text:style-name="Source_20_Text"><text:span text:style-name="T20">– </text:span></text:span><text:span text:style-name="Source_20_Text"><text:span text:style-name="T54">create a directory (folder) </text:span></text:span><text:span text:style-name="Source_20_Text"><text:span text:style-name="T55">NOTE: you can create multiple directories at a time. </text:span></text:span><text:span text:style-name="Source_20_Text"><text:span text:style-name="T21">(mkdir test1 test2 test3)</text:span></text:span></text:p>
        </text:list-item>
        <text:list-item>
          <text:p text:style-name="P14"><text:span text:style-name="Source_20_Text"><text:span text:style-name="T22">mkdir -p &lt;a/b/c&gt; </text:span></text:span><text:span text:style-name="Source_20_Text"><text:span text:style-name="T56">- </text:span></text:span><text:span text:style-name="Source_20_Text"><text:span text:style-name="T57">T</text:span></text:span><text:span text:style-name="Source_20_Text"><text:span text:style-name="T56">he -p flag will allow us to create nested directories.</text:span></text:span></text:p>
          <text:p text:style-name="P15"><text:span text:style-name="Source_20_Text"><text:span text:style-name="T57">NOTE: When naming directories, to include a space within the name there are </text:span></text:span><text:span text:style-name="Source_20_Text"><text:span text:style-name="T23">TWO</text:span></text:span><text:span text:style-name="Source_20_Text"><text:span text:style-name="T57"> different ways to “Escape the Space”: </text:span></text:span></text:p>
        </text:list-item>
        <text:list-item>
          <text:p text:style-name="P15"><text:span text:style-name="Source_20_Text"><text:span text:style-name="T23">mkdir &lt;Luck\ Of\ The\ Irish&gt;</text:span></text:span></text:p>
        </text:list-item>
        <text:list-item>
          <text:p text:style-name="P15"><text:soft-page-break/><text:span text:style-name="Source_20_Text"><text:span text:style-name="T23">mkdir &lt;’Luck Of The Irish’&gt;</text:span></text:span></text:p>
          <text:p text:style-name="P16"><text:span text:style-name="Source_20_Text"><text:span text:style-name="T58">NOTE: The mkdir command supports a verbose mode flag, </text:span></text:span><text:span text:style-name="Source_20_Text"><text:span text:style-name="T40">-v</text:span></text:span><text:span text:style-name="Source_20_Text"><text:span text:style-name="T58">. Adding the </text:span></text:span><text:span text:style-name="Source_20_Text"><text:span text:style-name="T40">-v flag</text:span></text:span><text:span text:style-name="Source_20_Text"><text:span text:style-name="T58"> will print the results of mkdir to the console. Using the </text:span></text:span><text:span text:style-name="Source_20_Text"><text:span text:style-name="T79">-v</text:span></text:span><text:span text:style-name="Source_20_Text"><text:span text:style-name="T40"> flag</text:span></text:span><text:span text:style-name="Source_20_Text"><text:span text:style-name="T58"> can provide useful reporting when writing scripts that will execute a lot of commands for you.</text:span></text:span></text:p>
        </text:list-item>
        <text:list-item>
          <text:p text:style-name="P17"><text:span text:style-name="Source_20_Text"><text:span text:style-name="T25">cp</text:span></text:span><text:span text:style-name="Source_20_Text"><text:span text:style-name="T24"> &lt;file&gt; &lt;destination&gt; – </text:span></text:span><text:span text:style-name="Source_20_Text"><text:span text:style-name="T59">By default </text:span></text:span><text:span text:style-name="Source_20_Text"><text:span text:style-name="T78">cp</text:span></text:span><text:span text:style-name="Source_20_Text"><text:span text:style-name="T59"> expects the source to be copied to be a file </text:span></text:span><text:span text:style-name="Source_20_Text"><text:span text:style-name="T60">and not a directory</text:span></text:span><text:span text:style-name="Source_20_Text"><text:span text:style-name="T59">. The </text:span></text:span><text:span text:style-name="Source_20_Text"><text:span text:style-name="T24">cp</text:span></text:span><text:span text:style-name="Source_20_Text"><text:span text:style-name="T59"> command will print verbose output regarding the files that were copied using the </text:span></text:span><text:span text:style-name="Source_20_Text"><text:span text:style-name="T35">-v flag</text:span></text:span><text:span text:style-name="Source_20_Text"><text:span text:style-name="T59"> </text:span></text:span><text:span text:style-name="Source_20_Text"><text:span text:style-name="T34">(ie. cp -v </text:span></text:span><text:span text:style-name="Source_20_Text"><text:span text:style-name="T35">&lt;file&gt; &lt;destination&gt;</text:span></text:span><text:span text:style-name="Source_20_Text"><text:span text:style-name="T34">)</text:span></text:span></text:p>
        </text:list-item>
        <text:list-item>
          <text:p text:style-name="P17"><text:span text:style-name="Source_20_Text"><text:span text:style-name="T26">cp </text:span></text:span><text:span text:style-name="Source_20_Text"><text:span text:style-name="T24">&lt;file&gt; &lt;file&gt; &lt;file&gt; &lt;destination&gt; </text:span></text:span><text:span text:style-name="Source_20_Text"><text:span text:style-name="T61">- Copies multiples files at once, When you do this, however, the last argument must be a directory, and the original file names of the source files will be used as the names of the new files in the target directory.</text:span></text:span></text:p>
        </text:list-item>
        <text:list-item>
          <text:p text:style-name="P18"><text:span text:style-name="Source_20_Text"><text:span text:style-name="T27">cp -r - </text:span></text:span><text:span text:style-name="Source_20_Text"><text:span text:style-name="T62">the </text:span></text:span><text:span text:style-name="Source_20_Text"><text:span text:style-name="T36">-</text:span></text:span><text:span text:style-name="Source_20_Text"><text:span text:style-name="T37">r</text:span></text:span><text:span text:style-name="Source_20_Text"><text:span text:style-name="T36"> flag</text:span></text:span><text:span text:style-name="Source_20_Text"><text:span text:style-name="T62"> to recursively copy the directory’s contents to the new directory.</text:span></text:span></text:p>
        </text:list-item>
        <text:list-item>
          <text:p text:style-name="P19"><text:span text:style-name="Source_20_Text"><text:span text:style-name="T28">cp -f</text:span></text:span><text:span text:style-name="Source_20_Text"><text:span text:style-name="T63"> – We can use the </text:span></text:span><text:span text:style-name="Source_20_Text"><text:span text:style-name="T37">-f flag</text:span></text:span><text:span text:style-name="Source_20_Text"><text:span text:style-name="T63"> to </text:span></text:span><text:span text:style-name="Source_20_Text"><text:span text:style-name="T41">FORCE</text:span></text:span><text:span text:style-name="Source_20_Text"><text:span text:style-name="T63"> the copying of the source file to the target file if we receive permission error/etc.</text:span></text:span></text:p>
        </text:list-item>
        <text:list-item>
          <text:p text:style-name="P20"><text:span text:style-name="Source_20_Text"><text:span text:style-name="T39">cp -i – Confirm Overwriting of a File.</text:span></text:span><text:span text:style-name="Source_20_Text"><text:span text:style-name="T64"> When you are about to copy over several files at once, and some of the target files already exist, it may be beneficial to confirm that you do in fact want to copy the source file and replace the target file. </text:span></text:span><text:span text:style-name="Source_20_Text"><text:span text:style-name="T29">cp</text:span></text:span><text:span text:style-name="Source_20_Text"><text:span text:style-name="T64"> will happily prompt you to confirm that you are about to overwrite another file if you use the </text:span></text:span><text:span text:style-name="Source_20_Text"><text:span text:style-name="T38">-i flag.</text:span></text:span><text:span text:style-name="Source_20_Text"><text:span text:style-name="T29"> </text:span></text:span><text:span text:style-name="Source_20_Text"><text:span text:style-name="T30">(overwrite b.txt? (y/n [n]).</text:span></text:span></text:p>
        </text:list-item>
        <text:list-item>
          <text:p text:style-name="P21"><text:span text:style-name="Source_20_Text"><text:span text:style-name="T80">rm &lt;</text:span></text:span><text:span text:style-name="Source_20_Text"><text:span text:style-name="T103">name</text:span></text:span><text:span text:style-name="Source_20_Text"><text:span text:style-name="T80">&gt; - </text:span></text:span><text:span text:style-name="Source_20_Text"><text:span text:style-name="T129">Deletes </text:span></text:span><text:span text:style-name="Source_20_Text"><text:span text:style-name="T145">files and directories. It supports the same flags and arguments as the cp command. </text:span></text:span><text:span text:style-name="Source_20_Text"><text:span text:style-name="T130">NOTE: The </text:span></text:span><text:span text:style-name="Source_20_Text"><text:span text:style-name="T102">rm</text:span></text:span><text:span text:style-name="Source_20_Text"><text:span text:style-name="T130"> command supports a verbose mode flag, </text:span></text:span><text:span text:style-name="Source_20_Text"><text:span text:style-name="T110">-v</text:span></text:span><text:span text:style-name="Source_20_Text"><text:span text:style-name="T130">. Adding the </text:span></text:span><text:span text:style-name="Source_20_Text"><text:span text:style-name="T110">-v flag</text:span></text:span><text:span text:style-name="Source_20_Text"><text:span text:style-name="T130"> will print the results of </text:span></text:span><text:span text:style-name="Source_20_Text"><text:span text:style-name="T103">rm</text:span></text:span><text:span text:style-name="Source_20_Text"><text:span text:style-name="T130"> to the console.</text:span></text:span></text:p>
        </text:list-item>
        <text:list-item>
          <text:p text:style-name="P22"><text:span text:style-name="Source_20_Text"><text:span text:style-name="T86">mv &lt;name&gt;</text:span></text:span><text:span text:style-name="Source_20_Text"><text:span text:style-name="T131"> - Moves files from one location to another. </text:span></text:span><text:span text:style-name="Source_20_Text"><text:span text:style-name="T86">mv</text:span></text:span><text:span text:style-name="Source_20_Text"><text:span text:style-name="T131"> supports the same flags as cp. In reality the mv command is really just a combination of </text:span></text:span><text:span text:style-name="Source_20_Text"><text:span text:style-name="T86">cp</text:span></text:span><text:span text:style-name="Source_20_Text"><text:span text:style-name="T131"> and </text:span></text:span><text:span text:style-name="Source_20_Text"><text:span text:style-name="T86">rm</text:span></text:span><text:span text:style-name="Source_20_Text"><text:span text:style-name="T131"> to achieve the desired outcome of moving a file from one location to another.</text:span></text:span></text:p>
        </text:list-item>
      </text:list>
      <text:p text:style-name="P5"><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5"><text:soft-page-break/><text:span text:style-name="Source_20_Text"><text:span text:style-name="T111"/></text:span></text:p>
      <text:p text:style-name="P5"><text:span text:style-name="Source_20_Text"><text:span text:style-name="T111"/></text:span></text:p>
      <text:list xml:id="list152406429024340" text:continue-numbering="true" text:style-name="L1">
        <text:list-item>
          <text:p text:style-name="P23"><text:span text:style-name="Source_20_Text"><text:span text:style-name="T111">|</text:span></text:span><text:span text:style-name="Source_20_Text"><text:span text:style-name="T87"> “pipe” - Input/Output (|, &gt;) </text:span></text:span><text:span text:style-name="Source_20_Text"><text:span text:style-name="T133">W</text:span></text:span><text:span text:style-name="Source_20_Text"><text:span text:style-name="T132">e can build some pretty impressive work flows by redirecting the output of one command to the input to another command. This is made possible by using the </text:span></text:span><text:span text:style-name="Source_20_Text"><text:span text:style-name="T111">“pipe”</text:span></text:span><text:span text:style-name="Source_20_Text"><text:span text:style-name="T132"> operator, </text:span></text:span><text:span text:style-name="Source_20_Text"><text:span text:style-name="T111">|</text:span></text:span><text:span text:style-name="Source_20_Text"><text:span text:style-name="T132">. When using the </text:span></text:span><text:span text:style-name="Source_20_Text"><text:span text:style-name="T111">|</text:span></text:span><text:span text:style-name="Source_20_Text"><text:span text:style-name="T132"> operator we can chain together any number of commands. </text:span></text:span><text:span text:style-name="Source_20_Text"><text:span text:style-name="T133">Example:</text:span></text:span></text:p>
        </text:list-item>
        <text:list-item>
          <text:p text:style-name="P23"><text:span text:style-name="Source_20_Text"><text:span text:style-name="T88">ls -a ~ | grep _ | sed "s/_/-/g" - </text:span></text:span><text:span text:style-name="Source_20_Text"><text:span text:style-name="T133">In the following example, we </text:span></text:span><text:span text:style-name="Source_20_Text"><text:span text:style-name="T88">“pipe”</text:span></text:span><text:span text:style-name="Source_20_Text"><text:span text:style-name="T133"> the output of the </text:span></text:span><text:span text:style-name="Source_20_Text"><text:span text:style-name="T88">ls</text:span></text:span><text:span text:style-name="Source_20_Text"><text:span text:style-name="T133"> command to the input of the </text:span></text:span><text:span text:style-name="Source_20_Text"><text:span text:style-name="T88">grep</text:span></text:span><text:span text:style-name="Source_20_Text"><text:span text:style-name="T133"> command to find all the files in my home directory that contain an underscore, _, </text:span></text:span><text:span text:style-name="Source_20_Text"><text:span text:style-name="T134">we then can take the output of this and</text:span></text:span><text:span text:style-name="Source_20_Text"><text:span text:style-name="T89"> “pipe” </text:span></text:span><text:span text:style-name="Source_20_Text"><text:span text:style-name="T134">it to the </text:span></text:span><text:span text:style-name="Source_20_Text"><text:span text:style-name="T89">sed</text:span></text:span><text:span text:style-name="Source_20_Text"><text:span text:style-name="T134"> command and change all of the underscores to dashes.</text:span></text:span><text:span text:style-name="Source_20_Text"><text:span text:style-name="T133"> </text:span></text:span><text:span text:style-name="Source_20_Text"><text:span text:style-name="T88">~ = home directory</text:span></text:span></text:p>
        </text:list-item>
        <text:list-item>
          <text:p text:style-name="P24"><text:span text:style-name="Source_20_Text"><text:span text:style-name="T89">grep </text:span></text:span><text:span text:style-name="Source_20_Text"><text:span text:style-name="T93">&lt;pattern&gt;</text:span></text:span><text:span text:style-name="Source_20_Text"><text:span text:style-name="T89"> </text:span></text:span><text:span text:style-name="Source_20_Text"><text:span text:style-name="T93">&lt;name of file&gt; </text:span></text:span><text:span text:style-name="Source_20_Text"><text:span text:style-name="T89">- </text:span></text:span><text:span text:style-name="Source_20_Text"><text:span text:style-name="T150">To use it type </text:span></text:span><text:span text:style-name="Source_20_Text"><text:span text:style-name="T114">grep</text:span></text:span><text:span text:style-name="Source_20_Text"><text:span text:style-name="T150">, then the </text:span></text:span><text:span text:style-name="Source_20_Text"><text:span text:style-name="T114">pattern we’re searching for</text:span></text:span><text:span text:style-name="Source_20_Text"><text:span text:style-name="T150"> and finally </text:span></text:span><text:span text:style-name="Source_20_Text"><text:span text:style-name="T114">the name of the file (or files) we’re searching in.</text:span></text:span><text:span text:style-name="Source_20_Text"><text:span text:style-name="T89"> </text:span></text:span><text:span text:style-name="Source_20_Text"><text:span text:style-name="T134">The grep filter searches a file for a particular pattern of characters, and displays all lines that contain that pattern.</text:span></text:span></text:p>
          <text:p text:style-name="P33"><text:span text:style-name="Source_20_Text"><text:span text:style-name="T115">Note: We can combine options (ie. flags) as we do with other Unix commands. (ie. grep -n -w -i)</text:span></text:span></text:p>
        </text:list-item>
        <text:list-item>
          <text:p text:style-name="P32"><text:span text:style-name="Source_20_Text"><text:span text:style-name="T93">g</text:span></text:span><text:span text:style-name="Source_20_Text"><text:span text:style-name="T89">rep -</text:span></text:span><text:span text:style-name="Source_20_Text"><text:span text:style-name="T93">w</text:span></text:span><text:span text:style-name="Source_20_Text"><text:span text:style-name="T89"> </text:span></text:span><text:span text:style-name="Source_20_Text"><text:span text:style-name="T93">&lt;pattern&gt;</text:span></text:span><text:span text:style-name="Source_20_Text"><text:span text:style-name="T89"> </text:span></text:span><text:span text:style-name="Source_20_Text"><text:span text:style-name="T93">&lt;name of file&gt; - </text:span></text:span><text:span text:style-name="Source_20_Text"><text:span text:style-name="T138">This will limit matches to word boundaries. </text:span></text:span><text:span text:style-name="Source_20_Text"><text:span text:style-name="T146">this</text:span></text:span><text:span text:style-name="Source_20_Text"><text:span text:style-name="T138"> restrict matches to lines containing the </text:span></text:span><text:span text:style-name="Source_20_Text"><text:span text:style-name="T146">same letter’s for the word you are searching for ie. if you are searching for “the” only and the word “thesis” is also in the file, </text:span></text:span><text:span text:style-name="Source_20_Text"><text:span text:style-name="T119">-w</text:span></text:span><text:span text:style-name="Source_20_Text"><text:span text:style-name="T146"> makes it so it will limit the search only for “the”</text:span></text:span></text:p>
          <text:p text:style-name="P32"><text:span text:style-name="Source_20_Text"><text:span text:style-name="T119">Note that a ‘word boundary’ includes the start and end of a line, so not just letters surrounded by spaces. Sometimes we don’t want to search for a single word, but a phrase. This is also easy to do with grep by putting the phrase in quotes.</text:span></text:span></text:p>
        </text:list-item>
        <text:list-item>
          <text:p text:style-name="P33"><text:span text:style-name="Source_20_Text"><text:span text:style-name="T94">g</text:span></text:span><text:span text:style-name="Source_20_Text"><text:span text:style-name="T90">rep -</text:span></text:span><text:span text:style-name="Source_20_Text"><text:span text:style-name="T95">n</text:span></text:span><text:span text:style-name="Source_20_Text"><text:span text:style-name="T90"> </text:span></text:span><text:span text:style-name="Source_20_Text"><text:span text:style-name="T94">&lt;pattern&gt;</text:span></text:span><text:span text:style-name="Source_20_Text"><text:span text:style-name="T90"> </text:span></text:span><text:span text:style-name="Source_20_Text"><text:span text:style-name="T94">&lt;name of file&gt; - </text:span></text:span><text:span text:style-name="Source_20_Text"><text:span text:style-name="T140">numbers the lines that match</text:span></text:span></text:p>
        </text:list-item>
        <text:list-item>
          <text:p text:style-name="P33"><text:span text:style-name="Source_20_Text"><text:span text:style-name="T94">g</text:span></text:span><text:span text:style-name="Source_20_Text"><text:span text:style-name="T90">rep -</text:span></text:span><text:span text:style-name="Source_20_Text"><text:span text:style-name="T95">i</text:span></text:span><text:span text:style-name="Source_20_Text"><text:span text:style-name="T90"> </text:span></text:span><text:span text:style-name="Source_20_Text"><text:span text:style-name="T94">&lt;pattern&gt;</text:span></text:span><text:span text:style-name="Source_20_Text"><text:span text:style-name="T90"> </text:span></text:span><text:span text:style-name="Source_20_Text"><text:span text:style-name="T94">&lt;name of file&gt; - </text:span></text:span><text:span text:style-name="Source_20_Text"><text:span text:style-name="T140">makes the search case sensitive</text:span></text:span></text:p>
        </text:list-item>
        <text:list-item>
          <text:p text:style-name="P34"><text:span text:style-name="Source_20_Text"><text:span text:style-name="T94">g</text:span></text:span><text:span text:style-name="Source_20_Text"><text:span text:style-name="T90">rep -</text:span></text:span><text:span text:style-name="Source_20_Text"><text:span text:style-name="T96">v</text:span></text:span><text:span text:style-name="Source_20_Text"><text:span text:style-name="T90"> </text:span></text:span><text:span text:style-name="Source_20_Text"><text:span text:style-name="T94">&lt;pattern&gt;</text:span></text:span><text:span text:style-name="Source_20_Text"><text:span text:style-name="T90"> </text:span></text:span><text:span text:style-name="Source_20_Text"><text:span text:style-name="T94">&lt;name of file&gt; - </text:span></text:span><text:span text:style-name="Source_20_Text"><text:span text:style-name="T139">to invert our search, ie., we want to output the lines that do not contain the word </text:span></text:span><text:span text:style-name="Source_20_Text"><text:span text:style-name="T141">that we input </text:span></text:span><text:span text:style-name="Source_20_Text"><text:span text:style-name="T147">for the </text:span></text:span><text:span text:style-name="Source_20_Text"><text:span text:style-name="T94">&lt;pattern&gt;.</text:span></text:span></text:p>
        </text:list-item>
        <text:list-item>
          <text:p text:style-name="P35"><text:soft-page-break/><text:span text:style-name="Source_20_Text"><text:span text:style-name="T97">grep -r &lt;pattern&gt; - </text:span></text:span><text:span text:style-name="Source_20_Text"><text:span text:style-name="T142">(recursive) option, </text:span></text:span><text:span text:style-name="Source_20_Text"><text:span text:style-name="T97">grep</text:span></text:span><text:span text:style-name="Source_20_Text"><text:span text:style-name="T142"> can search for a pattern recursively through a set of files in subdirectories.</text:span></text:span></text:p>
        </text:list-item>
        <text:list-item>
          <text:p text:style-name="P35"><text:span text:style-name="Source_20_Text"><text:span text:style-name="T97">grep --help – </text:span></text:span><text:span text:style-name="Source_20_Text"><text:span text:style-name="T143">grep has a lot of other options/functions, use for additional help/resources.</text:span></text:span></text:p>
        </text:list-item>
        <text:list-item>
          <text:p text:style-name="P35"><text:span text:style-name="Source_20_Text"><text:span text:style-name="T98">grep’s</text:span></text:span><text:span text:style-name="Source_20_Text"><text:span text:style-name="T143"> real power doesn’t come from its options, though; it comes from the fact that patterns can include wildcards. (The technical name for these is </text:span></text:span><text:span text:style-name="Source_20_Text"><text:span text:style-name="T98">regular expressions</text:span></text:span><text:span text:style-name="Source_20_Text"><text:span text:style-name="T143">, which is what the ‘re’ in ‘grep’ stands for.) Regular expressions are both complex and powerful; if you want to do complex searches, please look at the lesson on our website. As a taster, we can find lines that have an </text:span></text:span><text:span text:style-name="Source_20_Text"><text:span text:style-name="T98">‘</text:span></text:span><text:span text:style-name="Source_20_Text"><text:span text:style-name="T99">u</text:span></text:span><text:span text:style-name="Source_20_Text"><text:span text:style-name="T98">’</text:span></text:span><text:span text:style-name="Source_20_Text"><text:span text:style-name="T143"> in the second position like this:</text:span></text:span></text:p>
          <text:p text:style-name="P35"><text:span text:style-name="Source_20_Text"><text:span text:style-name="T116">steezy@steezy-VirtualBox:~/Desktop$ grep -E -r -n "^.u"</text:span></text:span></text:p>
          <text:p text:style-name="P35"><text:span text:style-name="Source_20_Text"><text:span text:style-name="T120">Binary file Unix-Linux Command Reference.pdf matches</text:span></text:span></text:p>
          <text:p text:style-name="P35"><text:span text:style-name="Source_20_Text"><text:span text:style-name="T120">demo1backup:3:suck my thumb</text:span></text:span></text:p>
          <text:p text:style-name="P35"><text:span text:style-name="Source_20_Text"><text:span text:style-name="T120">demo1backup:5:cum made u my soN</text:span></text:span></text:p>
          <text:p text:style-name="P35"><text:span text:style-name="Source_20_Text"><text:span text:style-name="T120">Binary file The Odin Project - Coding Notes.odt matches</text:span></text:span></text:p>
          <text:p text:style-name="P35"><text:span text:style-name="Source_20_Text"><text:span text:style-name="T120">Binary file keyboard-shortcuts-linux.pdf matches</text:span></text:span></text:p>
          <text:p text:style-name="P35"><text:span text:style-name="Source_20_Text"><text:span text:style-name="T120">demo1.txt:3:suck my thumb</text:span></text:span></text:p>
          <text:p text:style-name="P35"><text:span text:style-name="Source_20_Text"><text:span text:style-name="T120">demo1.txt:5:cum made u my soN</text:span></text:span></text:p>
        </text:list-item>
        <text:list-item>
          <text:p text:style-name="P36"><text:span text:style-name="Source_20_Text"><text:span text:style-name="T97">grep -</text:span></text:span><text:span text:style-name="Source_20_Text"><text:span text:style-name="T100">E</text:span></text:span><text:span text:style-name="Source_20_Text"><text:span text:style-name="T97"> &lt;pattern&gt; - </text:span></text:span><text:span text:style-name="Source_20_Text"><text:span text:style-name="T142">We use the </text:span></text:span><text:span text:style-name="Source_20_Text"><text:span text:style-name="T97">-E</text:span></text:span><text:span text:style-name="Source_20_Text"><text:span text:style-name="T142"> option and </text:span></text:span><text:span text:style-name="Source_20_Text"><text:span text:style-name="T117">put the pattern in </text:span></text:span><text:span text:style-name="Source_20_Text"><text:span text:style-name="T124">quotes</text:span></text:span><text:span text:style-name="Source_20_Text"><text:span text:style-name="T117">,</text:span></text:span><text:span text:style-name="Source_20_Text"><text:span text:style-name="T118"> ie. (grep -E -n </text:span></text:span><text:span text:style-name="Source_20_Text"><text:span text:style-name="T123">"^.u"</text:span></text:span><text:span text:style-name="Source_20_Text"><text:span text:style-name="T118"> demo1.txt),</text:span></text:span><text:span text:style-name="Source_20_Text"><text:span text:style-name="T117"> to prevent the shell from trying to interpret it.</text:span></text:span><text:span text:style-name="Source_20_Text"><text:span text:style-name="T142"> (If the pattern contained a </text:span></text:span><text:span text:style-name="Source_20_Text"><text:span text:style-name="T97">*</text:span></text:span><text:span text:style-name="Source_20_Text"><text:span text:style-name="T142">, for example, the shell would try to expand it before running grep.) The </text:span></text:span><text:span text:style-name="Source_20_Text"><text:span text:style-name="T97">^</text:span></text:span><text:span text:style-name="Source_20_Text"><text:span text:style-name="T142"> in the pattern anchors the match to the start of the line. The . matches a single character (just like ? in the shell), while the </text:span></text:span><text:span text:style-name="Source_20_Text"><text:span text:style-name="T105">u</text:span></text:span><text:span text:style-name="Source_20_Text"><text:span text:style-name="T142"> matches an actual </text:span></text:span><text:span text:style-name="Source_20_Text"><text:span text:style-name="T97">‘</text:span></text:span><text:span text:style-name="Source_20_Text"><text:span text:style-name="T100">u</text:span></text:span><text:span text:style-name="Source_20_Text"><text:span text:style-name="T97">’</text:span></text:span><text:span text:style-name="Source_20_Text"><text:span text:style-name="T142">.</text:span></text:span></text:p>
        </text:list-item>
        <text:list-item>
          <text:p text:style-name="P25"><text:span text:style-name="Source_20_Text"><text:span text:style-name="T112">&gt;</text:span></text:span><text:span text:style-name="Source_20_Text"><text:span text:style-name="T91"> - Writing to a File </text:span></text:span><text:span text:style-name="Source_20_Text"><text:span text:style-name="T92">(&gt;)</text:span></text:span><text:span text:style-name="Source_20_Text"><text:span text:style-name="T91">. </text:span></text:span><text:span text:style-name="Source_20_Text"><text:span text:style-name="T135">In addition to redirecting the output from one process and sending it to another process, we can also write that output to a file using the </text:span></text:span><text:span text:style-name="Source_20_Text"><text:span text:style-name="T112">&gt;</text:span></text:span><text:span text:style-name="Source_20_Text"><text:span text:style-name="T135"> operator.<text:tab/><text:tab/><text:tab/> </text:span></text:span><text:span text:style-name="Source_20_Text"><text:span text:style-name="T91">(Example: ls -a ~ | grep _ </text:span></text:span><text:span text:style-name="Source_20_Text"><text:span text:style-name="T112">&gt;</text:span></text:span><text:span text:style-name="Source_20_Text"><text:span text:style-name="T91"> underscores.txt)</text:span></text:span></text:p>
        </text:list-item>
        <text:list-item>
          <text:p text:style-name="P26"><text:span text:style-name="Source_20_Text"><text:span text:style-name="T113">&lt;</text:span></text:span><text:span text:style-name="Source_20_Text"><text:span text:style-name="T92"> - Reading from a file (&lt;). <text:s/></text:span></text:span><text:span text:style-name="Source_20_Text"><text:span text:style-name="T136">If we instead wanted to read data from a file, we can use </text:span></text:span><text:span text:style-name="Source_20_Text"><text:span text:style-name="T113">&lt;</text:span></text:span><text:span text:style-name="Source_20_Text"><text:span text:style-name="T136">.</text:span></text:span></text:p>
        </text:list-item>
      </text:list>
      <text:p text:style-name="P6"><text:span text:style-name="Source_20_Text"><text:span text:style-name="T104"/></text:span></text:p>
      <text:p text:style-name="P6"><text:span text:style-name="Source_20_Text"><text:span text:style-name="T104"/></text:span></text:p>
      <text:list xml:id="list152406122585329" text:continue-numbering="true" text:style-name="L1">
        <text:list-item>
          <text:p text:style-name="P27"><text:soft-page-break/><text:span text:style-name="Source_20_Text"><text:span text:style-name="T32">l</text:span></text:span><text:span text:style-name="Source_20_Text"><text:span text:style-name="T31">n (Links)</text:span></text:span><text:span text:style-name="Source_20_Text"><text:span text:style-name="T66"> - Links allow us to create an association from one file or directory to another. A link allows us to “point” one file or directory to another. This can be quite useful for maintaining a sane file system, or for having multiple versions of a file or directory, and not wanting to use disk space to store copies of those files.</text:span></text:span><text:span text:style-name="Source_20_Text"><text:span text:style-name="T49"> Links can either be </text:span></text:span><text:span text:style-name="Source_20_Text"><text:span text:style-name="T14">“hard”</text:span></text:span><text:span text:style-name="Source_20_Text"><text:span text:style-name="T49"> or </text:span></text:span><text:span text:style-name="Source_20_Text"><text:span text:style-name="T14">“symbolic”</text:span></text:span><text:span text:style-name="Source_20_Text"><text:span text:style-name="T49"> as we’ll see in the following sections. We can use the </text:span></text:span><text:span text:style-name="Source_20_Text"><text:span text:style-name="T14">ln</text:span></text:span><text:span text:style-name="Source_20_Text"><text:span text:style-name="T49"> command to create a link between two files. By default, the </text:span></text:span><text:span text:style-name="Source_20_Text"><text:span text:style-name="T14">ln</text:span></text:span><text:span text:style-name="Source_20_Text"><text:span text:style-name="T49"> command will create a hard link </text:span></text:span><text:span text:style-name="Source_20_Text"><text:span text:style-name="T15">NOT</text:span></text:span><text:span text:style-name="Source_20_Text"><text:span text:style-name="T50"> a symbolic</text:span></text:span><text:span text:style-name="Source_20_Text"><text:span text:style-name="T49"> between these files. In the case of a hard link, it can only exist in the same filesystem, while the symbolic link will persist cross-filesystems. Moreover, it can only be performed on regular files. You also can’t create directory hard links, so it doesn’t create a directory loop. As for directory hard linking, it’s not allowed. Hypothetically, it’s still possible to create, but most Linux distros disable that feature, even if you run the action with root privilege. For directory linking, use soft links. Soft linking is commonly referred to as symbolic links. Soft linking can be cross-filesystem. By definition, it’s not a standard file, but rather, a file that points to an existing file. Here, the soft link file will have a different inode value, but it points to the original file. </text:span></text:span><text:span text:style-name="Source_20_Text"><text:span text:style-name="T51">Please note, w</text:span></text:span><text:span text:style-name="Source_20_Text"><text:span text:style-name="T49">hile the content of the source and target files are linked, if the source file gets deleted, the target file will continue to live as an independent file, despite the severed link. </text:span></text:span></text:p>
          <text:p text:style-name="P27"><text:span text:style-name="Source_20_Text"><text:span text:style-name="T49"/></text:span></text:p>
          <text:p text:style-name="P28"><text:span text:style-name="Source_20_Text"><text:span text:style-name="T80">****</text:span></text:span><text:span text:style-name="Source_20_Text"><text:span text:style-name="T18">Hard Link**** Hard links create an identical copy of the linked file on disk, that gets updated automatically as the source file gets updated. That means if the content of the source is changed, so will the target file.</text:span></text:span></text:p>
        </text:list-item>
        <text:list-item>
          <text:p text:style-name="P29"><text:span text:style-name="Source_20_Text"><text:span text:style-name="T16">ln </text:span></text:span><text:span text:style-name="Source_20_Text"><text:span text:style-name="T17">&lt;source&gt;</text:span></text:span><text:span text:style-name="Source_20_Text"><text:span text:style-name="T18"> </text:span></text:span><text:span text:style-name="Source_20_Text"><text:span text:style-name="T17">&lt;link&gt;</text:span></text:span></text:p>
        </text:list-item>
        <text:list-item>
          <text:p text:style-name="P30"><text:span text:style-name="Source_20_Text"><text:span text:style-name="T16">ln -</text:span></text:span><text:span text:style-name="Source_20_Text"><text:span text:style-name="T108">(v)</text:span></text:span><text:span text:style-name="Source_20_Text"><text:span text:style-name="T16"> </text:span></text:span><text:span text:style-name="Source_20_Text"><text:span text:style-name="T17">&lt;source&gt;</text:span></text:span><text:span text:style-name="Source_20_Text"><text:span text:style-name="T18"> </text:span></text:span><text:span text:style-name="Source_20_Text"><text:span text:style-name="T17">&lt;link&gt;</text:span></text:span><text:span text:style-name="Source_20_Text"><text:span text:style-name="T16"> </text:span></text:span></text:p>
        </text:list-item>
        <text:list-item>
          <text:p text:style-name="P30"><text:span text:style-name="Source_20_Text"><text:span text:style-name="T80"/></text:span></text:p>
        </text:list-item>
        <text:list-item>
          <text:p text:style-name="P28"><text:span text:style-name="Source_20_Text"><text:span text:style-name="T80">****Soft Link (Symbolic Link)**** Symbolic links can also link to files or directories on other file systems. This makes symbolic links (symlinks) more powerful, and more common than the default hard links. Notice that the file timestamps and size are identical with the hard link, but they are different in for </text:span></text:span><text:soft-page-break/><text:span text:style-name="Source_20_Text"><text:span text:style-name="T80">the symbolic link. The reason for the difference is that with the symbolic link the operating system creates a new, small file that points to the target file or directory.</text:span></text:span></text:p>
        </text:list-item>
      </text:list>
      <text:p text:style-name="P4"><text:span text:style-name="Source_20_Text"><text:span text:style-name="T81"/></text:span></text:p>
      <text:p text:style-name="P4"><text:span text:style-name="Source_20_Text"><text:span text:style-name="T81"/></text:span></text:p>
      <text:list xml:id="list152405438995514" text:continue-numbering="true" text:style-name="L1">
        <text:list-item>
          <text:p text:style-name="P29"><text:span text:style-name="Source_20_Text"><text:span text:style-name="T81">ln -s </text:span></text:span><text:span text:style-name="Source_20_Text"><text:span text:style-name="T82">&lt;source&gt;</text:span></text:span><text:span text:style-name="Source_20_Text"><text:span text:style-name="T80"> </text:span></text:span><text:span text:style-name="Source_20_Text"><text:span text:style-name="T82">&lt;link&gt;</text:span></text:span></text:p>
        </text:list-item>
        <text:list-item>
          <text:p text:style-name="P30"><text:span text:style-name="Source_20_Text"><text:span text:style-name="T18">ln -</text:span></text:span><text:span text:style-name="Source_20_Text"><text:span text:style-name="T108">(v)</text:span></text:span><text:span text:style-name="Source_20_Text"><text:span text:style-name="T18">s </text:span></text:span><text:span text:style-name="Source_20_Text"><text:span text:style-name="T17">&lt;source&gt;</text:span></text:span><text:span text:style-name="Source_20_Text"><text:span text:style-name="T18"> </text:span></text:span><text:span text:style-name="Source_20_Text"><text:span text:style-name="T17">&lt;link&gt; </text:span></text:span><text:span text:style-name="Source_20_Text"><text:span text:style-name="T52">- to declare to create a soft link, add the “</text:span></text:span><text:span text:style-name="Source_20_Text"><text:span text:style-name="T18">-s</text:span></text:span><text:span text:style-name="Source_20_Text"><text:span text:style-name="T52">” flag. </text:span></text:span><text:span text:style-name="Source_20_Text"><text:span text:style-name="T53">Always verify the result </text:span></text:span><text:span text:style-name="Source_20_Text"><text:span text:style-name="T19">ls -lt</text:span></text:span><text:span text:style-name="Source_20_Text"><text:span text:style-name="T53">.</text:span></text:span></text:p>
          <text:p text:style-name="P29"><text:span text:style-name="Source_20_Text"><text:span text:style-name="T19">-</text:span></text:span><text:span text:style-name="Source_20_Text"><text:span text:style-name="T17">NOTE: WHEN TYPING THE FILE TYPE </text:span></text:span><text:span text:style-name="Source_20_Text"><text:span text:style-name="T18">&lt;</text:span></text:span><text:span text:style-name="Source_20_Text"><text:span text:style-name="T17">SOURCE</text:span></text:span><text:span text:style-name="Source_20_Text"><text:span text:style-name="T18">&gt;</text:span></text:span><text:span text:style-name="Source_20_Text"><text:span text:style-name="T17"> AND FILE TYPE </text:span></text:span><text:span text:style-name="Source_20_Text"><text:span text:style-name="T18">&lt;</text:span></text:span><text:span text:style-name="Source_20_Text"><text:span text:style-name="T17">LINK</text:span></text:span><text:span text:style-name="Source_20_Text"><text:span text:style-name="T18">&gt;</text:span></text:span><text:span text:style-name="Source_20_Text"><text:span text:style-name="T17">, BE SURE TO </text:span></text:span><text:span text:style-name="Source_20_Text"><text:span text:style-name="T33">TYPE EVERYTHING EXACTLY AS LABELED AND NAMED.</text:span></text:span></text:p>
          <text:p text:style-name="P29"><text:span text:style-name="Source_20_Text"><text:span text:style-name="T101">-</text:span></text:span><text:span text:style-name="Source_20_Text"><text:span text:style-name="T80">ln -</text:span></text:span><text:span text:style-name="Source_20_Text"><text:span text:style-name="T106">(</text:span></text:span><text:span text:style-name="Source_20_Text"><text:span text:style-name="T107">v</text:span></text:span><text:span text:style-name="Source_20_Text"><text:span text:style-name="T106">)</text:span></text:span><text:span text:style-name="Source_20_Text"><text:span text:style-name="T80">s </text:span></text:span><text:span text:style-name="Source_20_Text"><text:span text:style-name="T81">| </text:span></text:span><text:span text:style-name="Source_20_Text"><text:span text:style-name="T106">(</text:span></text:span><text:span text:style-name="Source_20_Text"><text:span text:style-name="T107">v</text:span></text:span><text:span text:style-name="Source_20_Text"><text:span text:style-name="T106">)</text:span></text:span><text:span text:style-name="Source_20_Text"><text:span text:style-name="T81"> = </text:span></text:span><text:span text:style-name="Source_20_Text"><text:span text:style-name="T149">Verbose Mode</text:span></text:span><text:span text:style-name="Source_20_Text"><text:span text:style-name="T125">. </text:span></text:span><text:span text:style-name="Source_20_Text"><text:span text:style-name="T126">Not necessarily required.</text:span></text:span><text:span text:style-name="Source_20_Text"><text:span text:style-name="T125"> It provides additional details as to what the computer is doing and what drivers and software it is loading during startup. Using the -v flag can provide useful reporting when writing scripts that will execute a lot of commands for you.</text:span></text:span></text:p>
        </text:list-item>
        <text:list-item>
          <text:p text:style-name="P30"><text:span text:style-name="Source_20_Text"><text:span text:style-name="T81">ln -</text:span></text:span><text:span text:style-name="Source_20_Text"><text:span text:style-name="T108">(v)</text:span></text:span><text:span text:style-name="Source_20_Text"><text:span text:style-name="T83">fs</text:span></text:span><text:span text:style-name="Source_20_Text"><text:span text:style-name="T81"> </text:span></text:span><text:span text:style-name="Source_20_Text"><text:span text:style-name="T82">&lt;source&gt;</text:span></text:span><text:span text:style-name="Source_20_Text"><text:span text:style-name="T80"> </text:span></text:span><text:span text:style-name="Source_20_Text"><text:span text:style-name="T82">&lt;link&gt; </text:span></text:span><text:span text:style-name="Source_20_Text"><text:span text:style-name="T127">-</text:span></text:span><text:span text:style-name="Source_20_Text"><text:span text:style-name="T82"> “</text:span></text:span><text:span text:style-name="Source_20_Text"><text:span text:style-name="T85">FORCING A LINK”</text:span></text:span><text:span text:style-name="Source_20_Text"><text:span text:style-name="T82"> </text:span></text:span><text:span text:style-name="Source_20_Text"><text:span text:style-name="T127">If there’s already a link existing, then you may update it using the </text:span></text:span><text:span text:style-name="Source_20_Text"><text:span text:style-name="T82">“-f”</text:span></text:span><text:span text:style-name="Source_20_Text"><text:span text:style-name="T127"> flag that forces </text:span></text:span><text:span text:style-name="Source_20_Text"><text:span text:style-name="T82">ln</text:span></text:span><text:span text:style-name="Source_20_Text"><text:span text:style-name="T127"> to update the link without any confirmation. Alternatively, you could use the </text:span></text:span><text:span text:style-name="Source_20_Text"><text:span text:style-name="T82">“-i”</text:span></text:span><text:span text:style-name="Source_20_Text"><text:span text:style-name="T127"> flag for interactive link creation.</text:span></text:span></text:p>
          <text:p text:style-name="P28"><text:span text:style-name="Source_20_Text"><text:span text:style-name="T84">­</text:span></text:span><text:span text:style-name="Source_20_Text"><text:span text:style-name="T80">****</text:span></text:span><text:span text:style-name="Source_20_Text"><text:span text:style-name="T84">Finding links</text:span></text:span><text:span text:style-name="Source_20_Text"><text:span text:style-name="T80">****</text:span></text:span></text:p>
          <text:p text:style-name="P31"><text:span text:style-name="Source_20_Text"><text:span text:style-name="T128">- Assuming there are multiple links to the same file, keeping track of them can become difficult. In such a situation, use this method to find out all the links. For this, we need the inode value of the original file. Use the following command to find out the inode number:</text:span></text:span></text:p>
        </text:list-item>
        <text:list-item>
          <text:p text:style-name="P38"><text:span text:style-name="T151">ls -li &lt;target_file&gt; - </text:span><text:span text:style-name="T128">will generate </text:span><text:span text:style-name="T153">&lt;inode_value&gt;</text:span><text:span text:style-name="T128"> to the far left </text:span><text:span text:style-name="T152">ie.</text:span><text:span text:style-name="T151"> ‘554411’</text:span></text:p>
          <text:p text:style-name="P28"><text:span text:style-name="T128">- Now, use the </text:span><text:span text:style-name="T109">&lt;inode_value&gt;</text:span><text:span text:style-name="T128"> to find out all the links to that file. Here, the current active directory should be the directory where the original file is located:</text:span></text:p>
        </text:list-item>
        <text:list-item>
          <text:p text:style-name="P31"><text:span text:style-name="T128">find . -inum </text:span><text:span text:style-name="T109">&lt;inode_value&gt;</text:span></text:p>
        </text:list-item>
      </text:list>
      <text:p text:style-name="P40"><text:span text:style-name="Source_20_Text"><text:span text:style-name="T155"/></text:span></text:p>
      <text:p text:style-name="P40"><text:span text:style-name="Source_20_Text"><text:span text:style-name="T155"/></text:span></text:p>
      <text:p text:style-name="P40"><text:soft-page-break/><text:span text:style-name="Source_20_Text"><text:span text:style-name="T155"/></text:span></text:p>
      <text:p text:style-name="P40"><text:span text:style-name="Source_20_Text"><text:span text:style-name="T155"/></text:span></text:p>
      <text:p text:style-name="P40"><text:span text:style-name="Source_20_Text"><text:span text:style-name="T155"/></text:span></text:p>
      <text:p text:style-name="P40"><text:span text:style-name="Source_20_Text"><text:span text:style-name="T155"/></text:span></text:p>
      <text:p text:style-name="P40"><text:span text:style-name="Source_20_Text"><text:span text:style-name="T155"/></text:span></text:p>
      <text:p text:style-name="P40"><text:span text:style-name="Source_20_Text"><text:span text:style-name="T155"/></text:span></text:p>
      <text:p text:style-name="P40"><text:span text:style-name="Source_20_Text"><text:span text:style-name="T155"/></text:span></text:p>
      <text:list xml:id="list152406971543519" text:continue-numbering="true" text:style-name="L1">
        <text:list-header>
          <text:p text:style-name="P39"><text:span text:style-name="Source_20_Text"><text:span text:style-name="T155">What Is GIT?</text:span></text:span></text:p>
        </text:list-header>
        <text:list-item>
          <text:p text:style-name="P42"><text:span text:style-name="Source_20_Text"><text:span text:style-name="T137">The basic Git syntax is:</text:span></text:span></text:p>
          <text:p text:style-name="P42"><text:span text:style-name="Source_20_Text"><text:span text:style-name="T137">program | action | destination.</text:span></text:span></text:p>
        </text:list-item>
        <text:list-item>
          <text:p text:style-name="P42"><text:span text:style-name="Source_20_Text"><text:span text:style-name="T137">For example,</text:span></text:span></text:p>
          <text:p text:style-name="P41"><text:span text:style-name="Source_20_Text"><text:span text:style-name="T137">git add . is read as git | add | ., where the period represents everything in the current directory;</text:span></text:span></text:p>
          <text:p text:style-name="P41"><text:span text:style-name="Source_20_Text"><text:span text:style-name="T137">git commit -m "message" is read as git | commit -m | "message"; </text:span></text:span></text:p>
          <text:p text:style-name="P41"><text:span text:style-name="Source_20_Text"><text:span text:style-name="T137">git status is read as git | status | (no destination).</text:span></text:span></text:p>
        </text:list-item>
        <text:list-item>
          <text:p text:style-name="P43"><text:change-start text:change-id="ct94603497374224"/>Git thinks of its data more like a series of snapshots of a miniature filesystem. With Git, every time you commit, or save the state of your project, Git basically takes a picture of what all your files look like at that moment and stores a reference to that snapshot. To be efficient, if files have not changed, Git doesn’t store the file again, just a link to the previous identical file it has already stored. Git thinks about its data more like a stream of <text:span text:style-name="T159">snapshots</text:span>.<text:change-end text:change-id="ct94603497374224"/></text:p>
        </text:list-item>
        <text:list-item>
          <text:p text:style-name="P43">Git has three main states that your files can reside in: modified, staged, and committed:</text:p>
        </text:list-item>
        <text:list-item>
          <text:p text:style-name="P43"><text:s text:c="4"/><text:span text:style-name="T159">Modified</text:span> means that you have changed the file but have not committed it to your database yet.</text:p>
        </text:list-item>
        <text:list-item>
          <text:p text:style-name="P43"/>
        </text:list-item>
        <text:list-item>
          <text:p text:style-name="P43"><text:soft-page-break/><text:s text:c="4"/><text:span text:style-name="T159">Staged</text:span> means that you have marked a modified file in its current version to go into your next commit snapshot.</text:p>
        </text:list-item>
        <text:list-item>
          <text:p text:style-name="P43"/>
        </text:list-item>
        <text:list-item>
          <text:p text:style-name="P43"><text:s text:c="4"/><text:span text:style-name="T159">Committed</text:span> means that the data is safely stored in your local database.</text:p>
        </text:list-item>
        <text:list-item>
          <text:p text:style-name="P44"><text:span text:style-name="T178">T</text:span>he <text:span text:style-name="T159">three</text:span> main sections of a Git project: <text:span text:style-name="T159">the working tree, the staging area, and the Git directory.</text:span></text:p>
        </text:list-item>
        <text:list-item>
          <text:p text:style-name="P45"><text:span text:style-name="T158">The working tree</text:span> is a single checkout of one version of the project. These files are pulled out of the compressed database in the Git directory and placed on disk for you to use or modify.</text:p>
        </text:list-item>
        <text:list-item>
          <text:p text:style-name="P43"><text:span text:style-name="T158">The staging area </text:span><text:span text:style-name="T160">(</text:span><text:span text:style-name="T158">“index”</text:span><text:span text:style-name="T160">)</text:span> is a file, generally contained in your Git directory, that stores information about what will go into your next commit. Its technical name in Git parlance is the “index”, but the phrase “staging area” works just as well.</text:p>
        </text:list-item>
        <text:list-item>
          <text:p text:style-name="P45"><text:span text:style-name="T158">The Git directory</text:span> is where Git stores the metadata and object database for your project. This is the most important part of Git, and it is what is copied when you <text:span text:style-name="T158">clone</text:span> a repository from another computer.</text:p>
        </text:list-item>
        <text:list-item>
          <text:p text:style-name="P45">The basic Git workflow goes something like this:</text:p>
        </text:list-item>
        <text:list-item>
          <text:p text:style-name="P45"><text:s text:c="4"/>You modify files in your working tree.</text:p>
        </text:list-item>
        <text:list-item>
          <text:p text:style-name="P45"><text:s text:c="4"/>You selectively stage just those changes you want to be part of your next commit, which adds only those changes to the staging area.</text:p>
        </text:list-item>
        <text:list-item>
          <text:p text:style-name="P45"><text:s text:c="4"/>You do a commit, which takes the files as they are in the staging area and stores that snapshot permanently to your Git directory.</text:p>
        </text:list-item>
        <text:list-item>
          <text:p text:style-name="P45">If a particular version of a file is in the Git directory, it’s considered committed. If it has been modified and was added to the staging area, it is staged. And if it was changed since it was checked out but has not been staged, it is modified. In Git Basics, you’ll learn more about these states and how you can either take advantage of them or skip the staged part entirely.</text:p>
        </text:list-item>
        <text:list-item>
          <text:p text:style-name="P47"><text:span text:style-name="T180">REFER TO THIS LINK FOR HELP WITH GIT: </text:span></text:p>
          <text:p text:style-name="P46"><text:a xlink:type="simple" xlink:href="https://www.theodinproject.com/lessons/foundations-git-basics" text:style-name="Internet_20_link" text:visited-style-name="Visited_20_Internet_20_Link">https://www.theodinproject.com/lessons/foundations-git-basics</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6pt" officeooo:rsid="000dc26b" officeooo:paragraph-rsid="000dc26b" style:font-size-asian="16pt" style:font-size-complex="16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ODING THINGS</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6T10:55:52.992258764</meta:creation-date>
    <dc:date>2022-04-11T15:24:04.890750781</dc:date>
    <meta:editing-duration>PT6H30M36S</meta:editing-duration>
    <meta:editing-cycles>44</meta:editing-cycles>
    <meta:generator>LibreOffice/6.4.7.2$Linux_X86_64 LibreOffice_project/40$Build-2</meta:generator>
    <meta:document-statistic meta:table-count="0" meta:image-count="0" meta:object-count="0" meta:page-count="9" meta:paragraph-count="101" meta:word-count="2864" meta:character-count="15526" meta:non-whitespace-character-count="12806"/>
  </office:meta>
</office:document-meta>
</file>